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text="urn:oasis:names:tc:opendocument:xmlns:text:1.0" xmlns:of="urn:oasis:names:tc:opendocument:xmlns:of:1.2">
  <office:font-face-decls>
    <style:font-face style:name="Calibri" svg:font-family="Calibri"/>
    <style:font-face style:name="Times New Roman" svg:font-family="Times New Roman"/>
    <style:font-face style:name="細明體" svg:font-family="細明體"/>
    <style:font-face style:name="新細明體" svg:font-family="新細明體"/>
  </office:font-face-decls>
  <office:automatic-styles>
    <style:style style:name="CE1" style:family="table-cell" style:parent-style-name="Default" style:data-style-name="N0">
      <style:table-cell-properties style:vertical-align="middle"/>
      <style:paragraph-properties/>
      <style:text-properties/>
    </style:style>
    <style:style style:name="CE2" style:family="table-cell" style:parent-style-name="Default" style:data-style-name="N0">
      <style:table-cell-properties style:vertical-align="top" fo:background-color="#808080" fo:border="thin solid #A9A9A9" fo:wrap-option="wrap"/>
      <style:paragraph-properties fo:text-align="start"/>
      <style:text-properties style:font-name="Times New Roman" fo:font-size="9.75pt" style:font-size-asian="9.75pt" style:font-size-complex="9.75pt" fo:color="#FFFFFF" fo:font-weight="normal"/>
    </style:style>
    <style:style style:name="CE3" style:family="table-cell" style:parent-style-name="Default" style:data-style-name="N0">
      <style:table-cell-properties style:vertical-align="top" fo:background-color="#FFFFFF" fo:border="thin solid #A9A9A9" fo:wrap-option="wrap"/>
      <style:paragraph-properties fo:text-align="center"/>
      <style:text-properties style:font-name="Times New Roman" fo:font-size="9.75pt" style:font-size-asian="9.75pt" style:font-size-complex="9.75pt" fo:color="#000000" fo:font-weight="normal"/>
    </style:style>
    <style:style style:name="CE4" style:family="table-cell" style:parent-style-name="Default" style:data-style-name="N22">
      <style:table-cell-properties style:vertical-align="top" fo:background-color="#FFFFFF" fo:border="thin solid #A9A9A9" fo:wrap-option="wrap"/>
      <style:paragraph-properties fo:text-align="center"/>
      <style:text-properties style:font-name="Times New Roman" fo:font-size="9.75pt" style:font-size-asian="9.75pt" style:font-size-complex="9.75pt" fo:color="#000000" fo:font-weight="normal"/>
    </style:style>
    <style:style style:name="CE5" style:family="table-cell" style:parent-style-name="Default" style:data-style-name="N3">
      <style:table-cell-properties style:vertical-align="top" fo:background-color="#FFFFFF" fo:border="thin solid #A9A9A9" fo:wrap-option="wrap"/>
      <style:paragraph-properties fo:text-align="end"/>
      <style:text-properties style:font-name="Times New Roman" fo:font-size="9.75pt" style:font-size-asian="9.75pt" style:font-size-complex="9.75pt" fo:color="#000000" fo:font-weight="normal"/>
    </style:style>
    <style:style style:name="CE6" style:family="table-cell" style:parent-style-name="Default" style:data-style-name="N0">
      <style:table-cell-properties style:vertical-align="top" fo:background-color="transparent" fo:wrap-option="wrap"/>
      <style:paragraph-properties fo:text-align="start"/>
      <style:text-properties style:font-name="Times New Roman" fo:font-size="9.75pt" style:font-size-asian="9.75pt" style:font-size-complex="9.75pt" fo:color="#000000" fo:font-weight="normal"/>
    </style:style>
    <style:style style:name="CE7" style:family="table-cell" style:parent-style-name="Default" style:data-style-name="N0">
      <style:table-cell-properties style:vertical-align="top" fo:background-color="#808080" fo:border="thin solid #A9A9A9" fo:wrap-option="wrap"/>
      <style:paragraph-properties fo:text-align="start"/>
      <style:text-properties style:font-name="新細明體" fo:font-size="9.75pt" style:font-size-asian="9.75pt" style:font-size-complex="9.75pt" fo:color="#FFFFFF" fo:font-weight="normal"/>
    </style:style>
    <style:style style:name="CE8" style:family="table-cell" style:parent-style-name="Default" style:data-style-name="N0">
      <style:table-cell-properties style:vertical-align="top" fo:background-color="#808080" fo:border="thin solid #A9A9A9" fo:wrap-option="wrap"/>
      <style:paragraph-properties fo:text-align="start"/>
      <style:text-properties style:font-name="細明體" fo:font-size="9.75pt" style:font-size-asian="9.75pt" style:font-size-complex="9.75pt" fo:color="#FFFFFF" fo:font-weight="normal"/>
    </style:style>
    <style:style style:name="CE9" style:family="table-cell" style:parent-style-name="Default" style:data-style-name="N0">
      <style:table-cell-properties style:vertical-align="top" fo:background-color="#808080" fo:border-left="thin solid #A9A9A9" fo:border-top="thin solid #A9A9A9" fo:border-bottom="thin solid #A9A9A9" fo:wrap-option="wrap"/>
      <style:paragraph-properties fo:text-align="start"/>
      <style:text-properties style:font-name="Times New Roman" fo:font-size="9.75pt" style:font-size-asian="9.75pt" style:font-size-complex="9.75pt" fo:color="#FFFFFF" fo:font-weight="normal"/>
    </style:style>
    <style:style style:name="CE10" style:family="table-cell" style:parent-style-name="Default" style:data-style-name="N0">
      <style:table-cell-properties style:vertical-align="top" fo:background-color="#808080" fo:border-top="thin solid #A9A9A9" fo:border-bottom="thin solid #A9A9A9" fo:wrap-option="wrap"/>
      <style:paragraph-properties fo:text-align="start"/>
      <style:text-properties style:font-name="Times New Roman" fo:font-size="9.75pt" style:font-size-asian="9.75pt" style:font-size-complex="9.75pt" fo:color="#FFFFFF" fo:font-weight="normal"/>
    </style:style>
    <style:style style:name="CE11" style:family="table-cell" style:parent-style-name="Default" style:data-style-name="N0">
      <style:table-cell-properties style:vertical-align="top" fo:background-color="#808080" fo:border-right="thin solid #A9A9A9" fo:border-top="thin solid #A9A9A9" fo:border-bottom="thin solid #A9A9A9" fo:wrap-option="wrap"/>
      <style:paragraph-properties fo:text-align="start"/>
      <style:text-properties style:font-name="Times New Roman" fo:font-size="9.75pt" style:font-size-asian="9.75pt" style:font-size-complex="9.75pt" fo:color="#FFFFFF" fo:font-weight="normal"/>
    </style:style>
    <style:style style:name="CE12" style:family="table-cell" style:parent-style-name="Default" style:data-style-name="N0">
      <style:table-cell-properties style:vertical-align="top" fo:background-color="#808080" fo:border="thin solid #A9A9A9" fo:wrap-option="wrap"/>
      <style:paragraph-properties fo:text-align="center"/>
      <style:text-properties style:font-name="Times New Roman" fo:font-size="9.75pt" style:font-size-asian="9.75pt" style:font-size-complex="9.75pt" fo:color="#FFFFFF" fo:font-weight="normal"/>
    </style:style>
    <style:style style:name="CE13" style:family="table-cell" style:parent-style-name="Default" style:data-style-name="N0">
      <style:table-cell-properties style:vertical-align="top" fo:background-color="#808080" fo:border="thin solid #A9A9A9" fo:wrap-option="wrap"/>
      <style:paragraph-properties fo:text-align="center"/>
      <style:text-properties style:font-name="細明體" fo:font-size="9.75pt" style:font-size-asian="9.75pt" style:font-size-complex="9.75pt" fo:color="#FFFFFF" fo:font-weight="normal"/>
    </style:style>
    <style:style style:name="CE14" style:family="table-cell" style:parent-style-name="Default" style:data-style-name="N0">
      <style:table-cell-properties style:vertical-align="top" fo:background-color="#808080" fo:border="thin solid #A9A9A9" fo:wrap-option="wrap"/>
      <style:paragraph-properties fo:text-align="center"/>
      <style:text-properties style:font-name="新細明體" fo:font-size="9.75pt" style:font-size-asian="9.75pt" style:font-size-complex="9.75pt" fo:color="#FFFFFF" fo:font-weight="normal"/>
    </style:style>
    <style:style style:name="CE15" style:family="table-cell" style:parent-style-name="Default" style:data-style-name="N49">
      <style:table-cell-properties style:vertical-align="top" fo:background-color="#FFFFFF" fo:border="thin solid #A9A9A9" fo:wrap-option="wrap"/>
      <style:paragraph-properties fo:text-align="center"/>
      <style:text-properties style:font-name="Times New Roman" fo:font-size="9.75pt" style:font-size-asian="9.75pt" style:font-size-complex="9.75pt" fo:color="#000000" fo:font-weight="normal"/>
    </style:style>
    <style:style style:name="CO1" style:family="table-column">
      <style:table-column-properties style:column-width="1.3311848979296874cm"/>
    </style:style>
    <style:style style:name="CO2" style:family="table-column">
      <style:table-column-properties style:column-width="0.9078515639296875cm"/>
    </style:style>
    <style:style style:name="CO3" style:family="table-column">
      <style:table-column-properties style:column-width="0.9078515639296875cm"/>
    </style:style>
    <style:style style:name="CO4" style:family="table-column">
      <style:table-column-properties style:column-width="0.9078515639296875cm"/>
    </style:style>
    <style:style style:name="CO5" style:family="table-column">
      <style:table-column-properties style:column-width="0.9078515639296875cm"/>
    </style:style>
    <style:style style:name="CO6" style:family="table-column">
      <style:table-column-properties style:column-width="0.9078515639296875cm"/>
    </style:style>
    <style:style style:name="CO7" style:family="table-column">
      <style:table-column-properties style:column-width="0.9078515639296875cm"/>
    </style:style>
    <style:style style:name="CO8" style:family="table-column">
      <style:table-column-properties style:column-width="0.9078515639296875cm"/>
    </style:style>
    <style:style style:name="CO9" style:family="table-column">
      <style:table-column-properties style:column-width="0.9078515639296875cm"/>
    </style:style>
    <style:style style:name="CO10" style:family="table-column">
      <style:table-column-properties style:column-width="0.9078515639296875cm"/>
    </style:style>
    <style:style style:name="CO11" style:family="table-column">
      <style:table-column-properties style:column-width="0.9078515639296875cm"/>
    </style:style>
    <style:style style:name="CO12" style:family="table-column">
      <style:table-column-properties style:column-width="0.9078515639296875cm"/>
    </style:style>
    <style:style style:name="CO13" style:family="table-column">
      <style:table-column-properties style:column-width="0.9078515639296875cm"/>
    </style:style>
    <style:style style:name="CO14" style:family="table-column">
      <style:table-column-properties style:column-width="0.9078515639296875cm"/>
    </style:style>
    <style:style style:name="CO15" style:family="table-column">
      <style:table-column-properties style:column-width="0.9078515639296875cm"/>
    </style:style>
    <style:style style:name="CO16" style:family="table-column">
      <style:table-column-properties style:column-width="0.9078515639296875cm"/>
    </style:style>
    <style:style style:name="CO17" style:family="table-column">
      <style:table-column-properties style:column-width="0.9078515639296875cm"/>
    </style:style>
    <style:style style:name="CO18" style:family="table-column">
      <style:table-column-properties style:column-width="0.9078515639296875cm"/>
    </style:style>
    <style:style style:name="CO19" style:family="table-column">
      <style:table-column-properties style:column-width="0.9078515639296875cm"/>
    </style:style>
    <style:style style:name="CO20" style:family="table-column">
      <style:table-column-properties style:column-width="0.9078515639296875cm"/>
    </style:style>
    <style:style style:name="CO21" style:family="table-column">
      <style:table-column-properties style:column-width="0.9078515639296875cm"/>
    </style:style>
    <style:style style:name="CO22" style:family="table-column">
      <style:table-column-properties style:column-width="0.9078515639296875cm"/>
    </style:style>
    <style:style style:name="CO23" style:family="table-column">
      <style:table-column-properties style:column-width="0.9078515639296875cm"/>
    </style:style>
    <style:style style:name="CO24" style:family="table-column">
      <style:table-column-properties style:column-width="0.9078515639296875cm"/>
    </style:style>
    <style:style style:name="CO25" style:family="table-column">
      <style:table-column-properties style:column-width="0.9078515639296875cm"/>
    </style:style>
    <style:style style:name="CO26" style:family="table-column">
      <style:table-column-properties style:column-width="0.9078515639296875cm"/>
    </style:style>
    <style:style style:name="CO27" style:family="table-column">
      <style:table-column-properties style:column-width="0.9078515639296875cm"/>
    </style:style>
    <style:style style:name="CO28" style:family="table-column">
      <style:table-column-properties style:column-width="0.9078515639296875cm"/>
    </style:style>
    <style:style style:name="CO29" style:family="table-column">
      <style:table-column-properties style:column-width="0.9078515639296875cm"/>
    </style:style>
    <style:style style:name="CO30" style:family="table-column">
      <style:table-column-properties style:column-width="0.9078515639296875cm"/>
    </style:style>
    <style:style style:name="CO31" style:family="table-column">
      <style:table-column-properties style:column-width="0.9078515639296875cm"/>
    </style:style>
    <style:style style:name="CO32" style:family="table-column">
      <style:table-column-properties style:column-width="0.9078515639296875cm"/>
    </style:style>
    <style:style style:name="CO33" style:family="table-column">
      <style:table-column-properties style:column-width="0.9078515639296875cm"/>
    </style:style>
    <style:style style:name="CO34" style:family="table-column">
      <style:table-column-properties style:column-width="0.9078515639296875cm"/>
    </style:style>
    <style:style style:name="CO35" style:family="table-column">
      <style:table-column-properties style:column-width="0.9078515639296875cm"/>
    </style:style>
    <style:style style:name="CO36" style:family="table-column">
      <style:table-column-properties style:column-width="0.9078515639296875cm"/>
    </style:style>
    <style:style style:name="CO37" style:family="table-column">
      <style:table-column-properties style:column-width="0.9078515639296875cm"/>
    </style:style>
    <style:style style:name="CO38" style:family="table-column">
      <style:table-column-properties style:column-width="0.9078515639296875cm"/>
    </style:style>
    <style:style style:name="CO39" style:family="table-column">
      <style:table-column-properties style:column-width="0.9078515639296875cm"/>
    </style:style>
    <style:style style:name="CO40" style:family="table-column">
      <style:table-column-properties style:column-width="0.9078515639296875cm"/>
    </style:style>
    <style:style style:name="CO41" style:family="table-column">
      <style:table-column-properties style:column-width="0.9078515639296875cm"/>
    </style:style>
    <style:style style:name="CO42" style:family="table-column">
      <style:table-column-properties style:column-width="0.9078515639296875cm"/>
    </style:style>
    <style:style style:name="CO43" style:family="table-column">
      <style:table-column-properties style:column-width="0.9078515639296875cm"/>
    </style:style>
    <style:style style:name="CO44" style:family="table-column">
      <style:table-column-properties style:column-width="0.9078515639296875cm"/>
    </style:style>
    <style:style style:name="CO45" style:family="table-column">
      <style:table-column-properties style:column-width="0.9078515639296875cm"/>
    </style:style>
    <style:style style:name="CO46" style:family="table-column">
      <style:table-column-properties style:column-width="0.9078515639296875cm"/>
    </style:style>
    <style:style style:name="CO47" style:family="table-column">
      <style:table-column-properties style:column-width="0.9078515639296875cm"/>
    </style:style>
    <style:style style:name="CO48" style:family="table-column">
      <style:table-column-properties style:column-width="0.9078515639296875cm"/>
    </style:style>
    <style:style style:name="CO49" style:family="table-column">
      <style:table-column-properties style:column-width="0.9078515639296875cm"/>
    </style:style>
    <style:style style:name="CO50" style:family="table-column">
      <style:table-column-properties style:column-width="0.9078515639296875cm"/>
    </style:style>
    <style:style style:name="CO51" style:family="table-column">
      <style:table-column-properties style:column-width="0.9078515639296875cm"/>
    </style:style>
    <style:style style:name="CO52" style:family="table-column">
      <style:table-column-properties style:column-width="0.9078515639296875cm"/>
    </style:style>
    <style:style style:name="CO53" style:family="table-column">
      <style:table-column-properties style:column-width="0.9078515639296875cm"/>
    </style:style>
    <style:style style:name="CO54" style:family="table-column">
      <style:table-column-properties style:column-width="0.9078515639296875cm"/>
    </style:style>
    <style:style style:name="CO55" style:family="table-column">
      <style:table-column-properties style:column-width="0.9078515639296875cm"/>
    </style:style>
    <style:style style:name="CO56" style:family="table-column">
      <style:table-column-properties style:column-width="0.9078515639296875cm"/>
    </style:style>
    <style:style style:name="CO57" style:family="table-column">
      <style:table-column-properties style:column-width="0.9078515639296875cm"/>
    </style:style>
    <style:style style:name="CO58" style:family="table-column">
      <style:table-column-properties style:column-width="0.9078515639296875cm"/>
    </style:style>
    <style:style style:name="CO59" style:family="table-column">
      <style:table-column-properties style:column-width="0.9078515639296875cm"/>
    </style:style>
    <style:style style:name="CO60" style:family="table-column">
      <style:table-column-properties style:column-width="0.9078515639296875cm"/>
    </style:style>
    <style:style style:name="CO61" style:family="table-column">
      <style:table-column-properties style:column-width="0.9078515639296875cm"/>
    </style:style>
    <style:style style:name="CO62" style:family="table-column">
      <style:table-column-properties style:column-width="0.9078515639296875cm"/>
    </style:style>
    <style:style style:name="CO63" style:family="table-column">
      <style:table-column-properties style:column-width="0.9078515639296875cm"/>
    </style:style>
    <style:style style:name="CO64" style:family="table-column">
      <style:table-column-properties style:column-width="0.9078515639296875cm"/>
    </style:style>
    <style:style style:name="CO65" style:family="table-column">
      <style:table-column-properties style:column-width="0.9078515639296875cm"/>
    </style:style>
    <style:style style:name="CO66" style:family="table-column">
      <style:table-column-properties style:column-width="0.9078515639296875cm"/>
    </style:style>
    <style:style style:name="CO67" style:family="table-column">
      <style:table-column-properties style:column-width="0.9078515639296875cm"/>
    </style:style>
    <style:style style:name="CO68" style:family="table-column">
      <style:table-column-properties style:column-width="0.9078515639296875cm"/>
    </style:style>
    <style:style style:name="CO69" style:family="table-column">
      <style:table-column-properties style:column-width="0.9078515639296875cm"/>
    </style:style>
    <style:style style:name="CO70" style:family="table-column">
      <style:table-column-properties style:column-width="0.9078515639296875cm"/>
    </style:style>
    <style:style style:name="CO71" style:family="table-column">
      <style:table-column-properties style:column-width="0.9078515639296875cm"/>
    </style:style>
    <style:style style:name="CO72" style:family="table-column">
      <style:table-column-properties style:column-width="0.9078515639296875cm"/>
    </style:style>
    <style:style style:name="CO73" style:family="table-column">
      <style:table-column-properties style:column-width="0.9078515639296875cm"/>
    </style:style>
    <style:style style:name="CO74" style:family="table-column">
      <style:table-column-properties style:column-width="0.9078515639296875cm"/>
    </style:style>
    <style:style style:name="CO75" style:family="table-column">
      <style:table-column-properties style:column-width="0.9078515639296875cm"/>
    </style:style>
    <style:style style:name="CO76" style:family="table-column">
      <style:table-column-properties style:column-width="0.9078515639296875cm"/>
    </style:style>
    <style:style style:name="CO77" style:family="table-column">
      <style:table-column-properties style:column-width="0.9078515639296875cm"/>
    </style:style>
    <style:style style:name="CO78" style:family="table-column">
      <style:table-column-properties style:column-width="0.9078515639296875cm"/>
    </style:style>
    <style:style style:name="CO79" style:family="table-column">
      <style:table-column-properties style:column-width="0.9078515639296875cm"/>
    </style:style>
    <style:style style:name="CO80" style:family="table-column">
      <style:table-column-properties style:column-width="0.9078515639296875cm"/>
    </style:style>
    <style:style style:name="CO81" style:family="table-column">
      <style:table-column-properties style:column-width="0.9078515639296875cm"/>
    </style:style>
    <style:style style:name="CO82" style:family="table-column">
      <style:table-column-properties style:column-width="0.9078515639296875cm"/>
    </style:style>
    <style:style style:name="CO83" style:family="table-column">
      <style:table-column-properties style:column-width="0.9078515639296875cm"/>
    </style:style>
    <style:style style:name="CO84" style:family="table-column">
      <style:table-column-properties style:column-width="0.9078515639296875cm"/>
    </style:style>
    <style:style style:name="CO85" style:family="table-column">
      <style:table-column-properties style:column-width="0.9078515639296875cm"/>
    </style:style>
    <style:style style:name="CO86" style:family="table-column">
      <style:table-column-properties style:column-width="0.9078515639296875cm"/>
    </style:style>
    <style:style style:name="CO87" style:family="table-column">
      <style:table-column-properties style:column-width="0.9078515639296875cm"/>
    </style:style>
    <style:style style:name="CO88" style:family="table-column">
      <style:table-column-properties style:column-width="0.9078515639296875cm"/>
    </style:style>
    <style:style style:name="CO89" style:family="table-column">
      <style:table-column-properties style:column-width="0.9078515639296875cm"/>
    </style:style>
    <style:style style:name="CO90" style:family="table-column">
      <style:table-column-properties style:column-width="0.9078515639296875cm"/>
    </style:style>
    <style:style style:name="CO91" style:family="table-column">
      <style:table-column-properties style:column-width="0.9078515639296875cm"/>
    </style:style>
    <style:style style:name="CO92" style:family="table-column">
      <style:table-column-properties style:column-width="0.9078515639296875cm"/>
    </style:style>
    <style:style style:name="CO93" style:family="table-column">
      <style:table-column-properties style:column-width="0.9078515639296875cm"/>
    </style:style>
    <style:style style:name="CO94" style:family="table-column">
      <style:table-column-properties style:column-width="0.9078515639296875cm"/>
    </style:style>
    <style:style style:name="CO95" style:family="table-column">
      <style:table-column-properties style:column-width="0.9078515639296875cm"/>
    </style:style>
    <style:style style:name="CO96" style:family="table-column">
      <style:table-column-properties style:column-width="0.9078515639296875cm"/>
    </style:style>
    <style:style style:name="CO97" style:family="table-column">
      <style:table-column-properties style:column-width="0.9078515639296875cm"/>
    </style:style>
    <style:style style:name="CO98" style:family="table-column">
      <style:table-column-properties style:column-width="0.9078515639296875cm"/>
    </style:style>
    <style:style style:name="CO99" style:family="table-column">
      <style:table-column-properties style:column-width="0.9078515639296875cm"/>
    </style:style>
    <style:style style:name="CO100" style:family="table-column">
      <style:table-column-properties style:column-width="0.9078515639296875cm"/>
    </style:style>
    <style:style style:name="CO101" style:family="table-column">
      <style:table-column-properties style:column-width="0.9078515639296875cm"/>
    </style:style>
    <style:style style:name="CO102" style:family="table-column">
      <style:table-column-properties style:column-width="0.9078515639296875cm"/>
    </style:style>
    <style:style style:name="CO103" style:family="table-column">
      <style:table-column-properties style:column-width="0.9078515639296875cm"/>
    </style:style>
    <style:style style:name="CO104" style:family="table-column">
      <style:table-column-properties style:column-width="0.9078515639296875cm"/>
    </style:style>
    <style:style style:name="CO105" style:family="table-column">
      <style:table-column-properties style:column-width="0.9078515639296875cm"/>
    </style:style>
    <style:style style:name="CO106" style:family="table-column">
      <style:table-column-properties style:column-width="0.9078515639296875cm"/>
    </style:style>
    <style:style style:name="CO107" style:family="table-column">
      <style:table-column-properties style:column-width="0.9078515639296875cm"/>
    </style:style>
    <style:style style:name="CO108" style:family="table-column">
      <style:table-column-properties style:column-width="0.9078515639296875cm"/>
    </style:style>
    <style:style style:name="CO109" style:family="table-column">
      <style:table-column-properties style:column-width="0.9078515639296875cm"/>
    </style:style>
    <style:style style:name="CO110" style:family="table-column">
      <style:table-column-properties style:column-width="0.9078515639296875cm"/>
    </style:style>
    <style:style style:name="CO111" style:family="table-column">
      <style:table-column-properties style:column-width="0.9078515639296875cm"/>
    </style:style>
    <style:style style:name="CO112" style:family="table-column">
      <style:table-column-properties style:column-width="0.9078515639296875cm"/>
    </style:style>
    <style:style style:name="CO113" style:family="table-column">
      <style:table-column-properties style:column-width="0.9078515639296875cm"/>
    </style:style>
    <style:style style:name="CO114" style:family="table-column">
      <style:table-column-properties style:column-width="0.9078515639296875cm"/>
    </style:style>
    <style:style style:name="CO115" style:family="table-column">
      <style:table-column-properties style:column-width="0.9078515639296875cm"/>
    </style:style>
    <style:style style:name="CO116" style:family="table-column">
      <style:table-column-properties style:column-width="0.9078515639296875cm"/>
    </style:style>
    <style:style style:name="CO117" style:family="table-column">
      <style:table-column-properties style:column-width="0.9078515639296875cm"/>
    </style:style>
    <style:style style:name="CO118" style:family="table-column">
      <style:table-column-properties style:column-width="0.9078515639296875cm"/>
    </style:style>
    <style:style style:name="CO119" style:family="table-column">
      <style:table-column-properties style:column-width="0.9078515639296875cm"/>
    </style:style>
    <style:style style:name="CO120" style:family="table-column">
      <style:table-column-properties style:column-width="0.9078515639296875cm"/>
    </style:style>
    <style:style style:name="CO121" style:family="table-column">
      <style:table-column-properties style:column-width="0.9078515639296875cm"/>
    </style:style>
    <style:style style:name="CO122" style:family="table-column">
      <style:table-column-properties style:column-width="0.9078515639296875cm"/>
    </style:style>
    <style:style style:name="CO123" style:family="table-column">
      <style:table-column-properties style:column-width="0.9078515639296875cm"/>
    </style:style>
    <style:style style:name="CO124" style:family="table-column">
      <style:table-column-properties style:column-width="0.9078515639296875cm"/>
    </style:style>
    <style:style style:name="CO125" style:family="table-column">
      <style:table-column-properties style:column-width="0.9078515639296875cm"/>
    </style:style>
    <style:style style:name="CO126" style:family="table-column">
      <style:table-column-properties style:column-width="0.9078515639296875cm"/>
    </style:style>
    <style:style style:name="CO127" style:family="table-column">
      <style:table-column-properties style:column-width="0.9078515639296875cm"/>
    </style:style>
    <style:style style:name="CO128" style:family="table-column">
      <style:table-column-properties style:column-width="0.9078515639296875cm"/>
    </style:style>
    <style:style style:name="CO129" style:family="table-column">
      <style:table-column-properties style:column-width="0.9078515639296875cm"/>
    </style:style>
    <style:style style:name="CO130" style:family="table-column">
      <style:table-column-properties style:column-width="0.9078515639296875cm"/>
    </style:style>
    <style:style style:name="CO131" style:family="table-column">
      <style:table-column-properties style:column-width="0.9078515639296875cm"/>
    </style:style>
    <style:style style:name="CO132" style:family="table-column">
      <style:table-column-properties style:column-width="0.9078515639296875cm"/>
    </style:style>
    <style:style style:name="CO133" style:family="table-column">
      <style:table-column-properties style:column-width="0.9078515639296875cm"/>
    </style:style>
    <style:style style:name="CO134" style:family="table-column">
      <style:table-column-properties style:column-width="0.9078515639296875cm"/>
    </style:style>
    <style:style style:name="CO135" style:family="table-column">
      <style:table-column-properties style:column-width="0.9078515639296875cm"/>
    </style:style>
    <style:style style:name="CO136" style:family="table-column">
      <style:table-column-properties style:column-width="0.9078515639296875cm"/>
    </style:style>
    <style:style style:name="CO137" style:family="table-column">
      <style:table-column-properties style:column-width="0.9078515639296875cm"/>
    </style:style>
    <style:style style:name="CO138" style:family="table-column">
      <style:table-column-properties style:column-width="0.9078515639296875cm"/>
    </style:style>
    <style:style style:name="CO139" style:family="table-column">
      <style:table-column-properties style:column-width="0.9078515639296875cm"/>
    </style:style>
    <style:style style:name="CO140" style:family="table-column">
      <style:table-column-properties style:column-width="0.9078515639296875cm"/>
    </style:style>
    <style:style style:name="CO141" style:family="table-column">
      <style:table-column-properties style:column-width="0.9078515639296875cm"/>
    </style:style>
    <style:style style:name="CO142" style:family="table-column">
      <style:table-column-properties style:column-width="0.9078515639296875cm"/>
    </style:style>
    <style:style style:name="CO143" style:family="table-column">
      <style:table-column-properties style:column-width="0.9078515639296875cm"/>
    </style:style>
    <style:style style:name="CO144" style:family="table-column">
      <style:table-column-properties style:column-width="0.9078515639296875cm"/>
    </style:style>
    <style:style style:name="CO145" style:family="table-column">
      <style:table-column-properties style:column-width="0.9078515639296875cm"/>
    </style:style>
    <style:style style:name="CO146" style:family="table-column">
      <style:table-column-properties style:column-width="0.9078515639296875cm"/>
    </style:style>
    <style:style style:name="CO147" style:family="table-column">
      <style:table-column-properties style:column-width="0.9078515639296875cm"/>
    </style:style>
    <style:style style:name="CO148" style:family="table-column">
      <style:table-column-properties style:column-width="0.9078515639296875cm"/>
    </style:style>
    <style:style style:name="CO149" style:family="table-column">
      <style:table-column-properties style:column-width="0.9078515639296875cm"/>
    </style:style>
    <style:style style:name="CO150" style:family="table-column">
      <style:table-column-properties style:column-width="0.9078515639296875cm"/>
    </style:style>
    <style:style style:name="CO151" style:family="table-column">
      <style:table-column-properties style:column-width="0.9078515639296875cm"/>
    </style:style>
    <style:style style:name="CO152" style:family="table-column">
      <style:table-column-properties style:column-width="0.9078515639296875cm"/>
    </style:style>
    <style:style style:name="CO153" style:family="table-column">
      <style:table-column-properties style:column-width="0.9078515639296875cm"/>
    </style:style>
    <style:style style:name="CO154" style:family="table-column">
      <style:table-column-properties style:column-width="0.9078515639296875cm"/>
    </style:style>
    <style:style style:name="CO155" style:family="table-column">
      <style:table-column-properties style:column-width="0.9078515639296875cm"/>
    </style:style>
    <style:style style:name="CO156" style:family="table-column">
      <style:table-column-properties style:column-width="0.9078515639296875cm"/>
    </style:style>
    <style:style style:name="CO157" style:family="table-column">
      <style:table-column-properties style:column-width="0.9078515639296875cm"/>
    </style:style>
    <style:style style:name="CO158" style:family="table-column">
      <style:table-column-properties style:column-width="0.9078515639296875cm"/>
    </style:style>
    <style:style style:name="CO159" style:family="table-column">
      <style:table-column-properties style:column-width="0.9078515639296875cm"/>
    </style:style>
    <style:style style:name="CO160" style:family="table-column">
      <style:table-column-properties style:column-width="0.9078515639296875cm"/>
    </style:style>
    <style:style style:name="CO161" style:family="table-column">
      <style:table-column-properties style:column-width="0.9078515639296875cm"/>
    </style:style>
    <style:style style:name="CO162" style:family="table-column">
      <style:table-column-properties style:column-width="0.9078515639296875cm"/>
    </style:style>
    <style:style style:name="CO163" style:family="table-column">
      <style:table-column-properties style:column-width="0.9078515639296875cm"/>
    </style:style>
    <style:style style:name="CO164" style:family="table-column">
      <style:table-column-properties style:column-width="0.9078515639296875cm"/>
    </style:style>
    <style:style style:name="CO165" style:family="table-column">
      <style:table-column-properties style:column-width="0.9078515639296875cm"/>
    </style:style>
    <style:style style:name="CO166" style:family="table-column">
      <style:table-column-properties style:column-width="0.9078515639296875cm"/>
    </style:style>
    <style:style style:name="CO167" style:family="table-column">
      <style:table-column-properties style:column-width="0.9078515639296875cm"/>
    </style:style>
    <style:style style:name="CO168" style:family="table-column">
      <style:table-column-properties style:column-width="0.9078515639296875cm"/>
    </style:style>
    <style:style style:name="CO169" style:family="table-column">
      <style:table-column-properties style:column-width="0.9078515639296875cm"/>
    </style:style>
    <style:style style:name="CO170" style:family="table-column">
      <style:table-column-properties style:column-width="0.9078515639296875cm"/>
    </style:style>
    <style:style style:name="CO171" style:family="table-column">
      <style:table-column-properties style:column-width="0.9078515639296875cm"/>
    </style:style>
    <style:style style:name="CO172" style:family="table-column">
      <style:table-column-properties style:column-width="0.9078515639296875cm"/>
    </style:style>
    <style:style style:name="CO173" style:family="table-column">
      <style:table-column-properties style:column-width="0.9078515639296875cm"/>
    </style:style>
    <style:style style:name="CO174" style:family="table-column">
      <style:table-column-properties style:column-width="0.9078515639296875cm"/>
    </style:style>
    <style:style style:name="CO175" style:family="table-column">
      <style:table-column-properties style:column-width="0.9078515639296875cm"/>
    </style:style>
    <style:style style:name="CO176" style:family="table-column">
      <style:table-column-properties style:column-width="0.9078515639296875cm"/>
    </style:style>
    <style:style style:name="CO177" style:family="table-column">
      <style:table-column-properties style:column-width="0.9078515639296875cm"/>
    </style:style>
    <style:style style:name="CO178" style:family="table-column">
      <style:table-column-properties style:column-width="0.9078515639296875cm"/>
    </style:style>
    <style:style style:name="CO179" style:family="table-column">
      <style:table-column-properties style:column-width="0.9078515639296875cm"/>
    </style:style>
    <style:style style:name="CO180" style:family="table-column">
      <style:table-column-properties style:column-width="0.9078515639296875cm"/>
    </style:style>
    <style:style style:name="CO181" style:family="table-column">
      <style:table-column-properties style:column-width="0.9078515639296875cm"/>
    </style:style>
    <style:style style:name="CO182" style:family="table-column">
      <style:table-column-properties style:column-width="0.9078515639296875cm"/>
    </style:style>
    <style:style style:name="CO183" style:family="table-column">
      <style:table-column-properties style:column-width="0.9078515639296875cm"/>
    </style:style>
    <style:style style:name="CO184" style:family="table-column">
      <style:table-column-properties style:column-width="0.9078515639296875cm"/>
    </style:style>
    <style:style style:name="CO185" style:family="table-column">
      <style:table-column-properties style:column-width="0.9078515639296875cm"/>
    </style:style>
    <style:style style:name="CO186" style:family="table-column">
      <style:table-column-properties style:column-width="0.9078515639296875cm"/>
    </style:style>
    <style:style style:name="CO187" style:family="table-column">
      <style:table-column-properties style:column-width="0.9078515639296875cm"/>
    </style:style>
    <style:style style:name="CO188" style:family="table-column">
      <style:table-column-properties style:column-width="0.9078515639296875cm"/>
    </style:style>
    <style:style style:name="CO189" style:family="table-column">
      <style:table-column-properties style:column-width="0.9078515639296875cm"/>
    </style:style>
    <style:style style:name="CO190" style:family="table-column">
      <style:table-column-properties style:column-width="0.9078515639296875cm"/>
    </style:style>
    <style:style style:name="CO191" style:family="table-column">
      <style:table-column-properties style:column-width="0.9078515639296875cm"/>
    </style:style>
    <style:style style:name="CO192" style:family="table-column">
      <style:table-column-properties style:column-width="0.9078515639296875cm"/>
    </style:style>
    <style:style style:name="CO193" style:family="table-column">
      <style:table-column-properties style:column-width="0.9078515639296875cm"/>
    </style:style>
    <style:style style:name="CO194" style:family="table-column">
      <style:table-column-properties style:column-width="0.9078515639296875cm"/>
    </style:style>
    <style:style style:name="CO195" style:family="table-column">
      <style:table-column-properties style:column-width="0.9078515639296875cm"/>
    </style:style>
    <style:style style:name="CO196" style:family="table-column">
      <style:table-column-properties style:column-width="0.9078515639296875cm"/>
    </style:style>
    <style:style style:name="CO197" style:family="table-column">
      <style:table-column-properties style:column-width="0.9078515639296875cm"/>
    </style:style>
    <style:style style:name="CO198" style:family="table-column">
      <style:table-column-properties style:column-width="0.9078515639296875cm"/>
    </style:style>
    <style:style style:name="CO199" style:family="table-column">
      <style:table-column-properties style:column-width="0.9078515639296875cm"/>
    </style:style>
    <style:style style:name="CO200" style:family="table-column">
      <style:table-column-properties style:column-width="0.9078515639296875cm"/>
    </style:style>
    <style:style style:name="CO201" style:family="table-column">
      <style:table-column-properties style:column-width="0.9078515639296875cm"/>
    </style:style>
    <style:style style:name="CO202" style:family="table-column">
      <style:table-column-properties style:column-width="0.9078515639296875cm"/>
    </style:style>
    <style:style style:name="CO203" style:family="table-column">
      <style:table-column-properties style:column-width="0.9078515639296875cm"/>
    </style:style>
    <style:style style:name="CO204" style:family="table-column">
      <style:table-column-properties style:column-width="0.9078515639296875cm"/>
    </style:style>
    <style:style style:name="CO205" style:family="table-column">
      <style:table-column-properties style:column-width="0.9078515639296875cm"/>
    </style:style>
    <style:style style:name="CO206" style:family="table-column">
      <style:table-column-properties style:column-width="0.9078515639296875cm"/>
    </style:style>
    <style:style style:name="CO207" style:family="table-column">
      <style:table-column-properties style:column-width="0.9078515639296875cm"/>
    </style:style>
    <style:style style:name="CO208" style:family="table-column">
      <style:table-column-properties style:column-width="0.9078515639296875cm"/>
    </style:style>
    <style:style style:name="CO209" style:family="table-column">
      <style:table-column-properties style:column-width="0.9078515639296875cm"/>
    </style:style>
    <style:style style:name="CO210" style:family="table-column">
      <style:table-column-properties style:column-width="0.9078515639296875cm"/>
    </style:style>
    <style:style style:name="CO211" style:family="table-column">
      <style:table-column-properties style:column-width="0.9078515639296875cm"/>
    </style:style>
    <style:style style:name="CO212" style:family="table-column">
      <style:table-column-properties style:column-width="0.9078515639296875cm"/>
    </style:style>
    <style:style style:name="CO213" style:family="table-column">
      <style:table-column-properties style:column-width="0.9078515639296875cm"/>
    </style:style>
    <style:style style:name="CO214" style:family="table-column">
      <style:table-column-properties style:column-width="0.9078515639296875cm"/>
    </style:style>
    <style:style style:name="CO215" style:family="table-column">
      <style:table-column-properties style:column-width="0.9078515639296875cm"/>
    </style:style>
    <style:style style:name="CO216" style:family="table-column">
      <style:table-column-properties style:column-width="0.9078515639296875cm"/>
    </style:style>
    <style:style style:name="CO217" style:family="table-column">
      <style:table-column-properties style:column-width="0.9078515639296875cm"/>
    </style:style>
    <style:style style:name="CO218" style:family="table-column">
      <style:table-column-properties style:column-width="0.9078515639296875cm"/>
    </style:style>
    <style:style style:name="CO219" style:family="table-column">
      <style:table-column-properties style:column-width="0.9078515639296875cm"/>
    </style:style>
    <style:style style:name="CO220" style:family="table-column">
      <style:table-column-properties style:column-width="0.9078515639296875cm"/>
    </style:style>
    <style:style style:name="CO221" style:family="table-column">
      <style:table-column-properties style:column-width="0.9078515639296875cm"/>
    </style:style>
    <style:style style:name="CO222" style:family="table-column">
      <style:table-column-properties style:column-width="0.9078515639296875cm"/>
    </style:style>
    <style:style style:name="CO223" style:family="table-column">
      <style:table-column-properties style:column-width="0.9078515639296875cm"/>
    </style:style>
    <style:style style:name="CO224" style:family="table-column">
      <style:table-column-properties style:column-width="0.9078515639296875cm"/>
    </style:style>
    <style:style style:name="CO225" style:family="table-column">
      <style:table-column-properties style:column-width="0.9078515639296875cm"/>
    </style:style>
    <style:style style:name="CO226" style:family="table-column">
      <style:table-column-properties style:column-width="0.9078515639296875cm"/>
    </style:style>
    <style:style style:name="CO227" style:family="table-column">
      <style:table-column-properties style:column-width="0.9078515639296875cm"/>
    </style:style>
    <style:style style:name="CO228" style:family="table-column">
      <style:table-column-properties style:column-width="0.9078515639296875cm"/>
    </style:style>
    <style:style style:name="CO229" style:family="table-column">
      <style:table-column-properties style:column-width="0.9078515639296875cm"/>
    </style:style>
    <style:style style:name="CO230" style:family="table-column">
      <style:table-column-properties style:column-width="0.9078515639296875cm"/>
    </style:style>
    <style:style style:name="CO231" style:family="table-column">
      <style:table-column-properties style:column-width="0.9078515639296875cm"/>
    </style:style>
    <style:style style:name="CO232" style:family="table-column">
      <style:table-column-properties style:column-width="0.9078515639296875cm"/>
    </style:style>
    <style:style style:name="CO233" style:family="table-column">
      <style:table-column-properties style:column-width="0.9078515639296875cm"/>
    </style:style>
    <style:style style:name="CO234" style:family="table-column">
      <style:table-column-properties style:column-width="0.9078515639296875cm"/>
    </style:style>
    <style:style style:name="CO235" style:family="table-column">
      <style:table-column-properties style:column-width="0.9078515639296875cm"/>
    </style:style>
    <style:style style:name="CO236" style:family="table-column">
      <style:table-column-properties style:column-width="0.9078515639296875cm"/>
    </style:style>
    <style:style style:name="CO237" style:family="table-column">
      <style:table-column-properties style:column-width="0.9078515639296875cm"/>
    </style:style>
    <style:style style:name="CO238" style:family="table-column">
      <style:table-column-properties style:column-width="0.9078515639296875cm"/>
    </style:style>
    <style:style style:name="CO239" style:family="table-column">
      <style:table-column-properties style:column-width="0.9078515639296875cm"/>
    </style:style>
    <style:style style:name="CO240" style:family="table-column">
      <style:table-column-properties style:column-width="0.9078515639296875cm"/>
    </style:style>
    <style:style style:name="CO241" style:family="table-column">
      <style:table-column-properties style:column-width="0.9078515639296875cm"/>
    </style:style>
    <style:style style:name="CO242" style:family="table-column">
      <style:table-column-properties style:column-width="0.9078515639296875cm"/>
    </style:style>
    <style:style style:name="CO243" style:family="table-column">
      <style:table-column-properties style:column-width="0.9078515639296875cm"/>
    </style:style>
    <style:style style:name="CO244" style:family="table-column">
      <style:table-column-properties style:column-width="0.9078515639296875cm"/>
    </style:style>
    <style:style style:name="CO245" style:family="table-column">
      <style:table-column-properties style:column-width="0.9078515639296875cm"/>
    </style:style>
    <style:style style:name="CO246" style:family="table-column">
      <style:table-column-properties style:column-width="0.9078515639296875cm"/>
    </style:style>
    <style:style style:name="CO247" style:family="table-column">
      <style:table-column-properties style:column-width="0.9078515639296875cm"/>
    </style:style>
    <style:style style:name="CO248" style:family="table-column">
      <style:table-column-properties style:column-width="0.9078515639296875cm"/>
    </style:style>
    <style:style style:name="CO249" style:family="table-column">
      <style:table-column-properties style:column-width="0.9078515639296875cm"/>
    </style:style>
    <style:style style:name="CO250" style:family="table-column">
      <style:table-column-properties style:column-width="0.9078515639296875cm"/>
    </style:style>
    <style:style style:name="CO251" style:family="table-column">
      <style:table-column-properties style:column-width="0.9078515639296875cm"/>
    </style:style>
    <style:style style:name="CO252" style:family="table-column">
      <style:table-column-properties style:column-width="0.9078515639296875cm"/>
    </style:style>
    <style:style style:name="CO253" style:family="table-column">
      <style:table-column-properties style:column-width="0.9078515639296875cm"/>
    </style:style>
    <style:style style:name="CO254" style:family="table-column">
      <style:table-column-properties style:column-width="0.9078515639296875cm"/>
    </style:style>
    <style:style style:name="CO255" style:family="table-column">
      <style:table-column-properties style:column-width="0.9078515639296875cm"/>
    </style:style>
    <style:style style:name="CO256" style:family="table-column">
      <style:table-column-properties style:column-width="0.9078515639296875cm"/>
    </style:style>
    <style:style style:name="CO257" style:family="table-column">
      <style:table-column-properties style:column-width="0.9078515639296875cm"/>
    </style:style>
    <style:style style:name="CO258" style:family="table-column">
      <style:table-column-properties style:column-width="0.9078515639296875cm"/>
    </style:style>
    <style:style style:name="CO259" style:family="table-column">
      <style:table-column-properties style:column-width="0.9078515639296875cm"/>
    </style:style>
    <style:style style:name="CO260" style:family="table-column">
      <style:table-column-properties style:column-width="0.9078515639296875cm"/>
    </style:style>
    <style:style style:name="CO261" style:family="table-column">
      <style:table-column-properties style:column-width="0.9078515639296875cm"/>
    </style:style>
    <style:style style:name="CO262" style:family="table-column">
      <style:table-column-properties style:column-width="0.9078515639296875cm"/>
    </style:style>
    <style:style style:name="CO263" style:family="table-column">
      <style:table-column-properties style:column-width="0.9078515639296875cm"/>
    </style:style>
    <style:style style:name="CO264" style:family="table-column">
      <style:table-column-properties style:column-width="0.9078515639296875cm"/>
    </style:style>
    <style:style style:name="CO265" style:family="table-column">
      <style:table-column-properties style:column-width="0.9078515639296875cm"/>
    </style:style>
    <style:style style:name="CO266" style:family="table-column">
      <style:table-column-properties style:column-width="0.9078515639296875cm"/>
    </style:style>
    <style:style style:name="CO267" style:family="table-column">
      <style:table-column-properties style:column-width="0.9078515639296875cm"/>
    </style:style>
    <style:style style:name="CO268" style:family="table-column">
      <style:table-column-properties style:column-width="0.9078515639296875cm"/>
    </style:style>
    <style:style style:name="CO269" style:family="table-column">
      <style:table-column-properties style:column-width="0.9078515639296875cm"/>
    </style:style>
    <style:style style:name="CO270" style:family="table-column">
      <style:table-column-properties style:column-width="0.9078515639296875cm"/>
    </style:style>
    <style:style style:name="CO271" style:family="table-column">
      <style:table-column-properties style:column-width="0.9078515639296875cm"/>
    </style:style>
    <style:style style:name="CO272" style:family="table-column">
      <style:table-column-properties style:column-width="0.9078515639296875cm"/>
    </style:style>
    <style:style style:name="CO273" style:family="table-column">
      <style:table-column-properties style:column-width="0.9078515639296875cm"/>
    </style:style>
    <style:style style:name="CO274" style:family="table-column">
      <style:table-column-properties style:column-width="0.9078515639296875cm"/>
    </style:style>
    <style:style style:name="CO275" style:family="table-column">
      <style:table-column-properties style:column-width="0.9078515639296875cm"/>
    </style:style>
    <style:style style:name="CO276" style:family="table-column">
      <style:table-column-properties style:column-width="0.9078515639296875cm"/>
    </style:style>
    <style:style style:name="CO277" style:family="table-column">
      <style:table-column-properties style:column-width="0.9078515639296875cm"/>
    </style:style>
    <style:style style:name="CO278" style:family="table-column">
      <style:table-column-properties style:column-width="0.9078515639296875cm"/>
    </style:style>
    <style:style style:name="CO279" style:family="table-column">
      <style:table-column-properties style:column-width="0.9078515639296875cm"/>
    </style:style>
    <style:style style:name="CO280" style:family="table-column">
      <style:table-column-properties style:column-width="0.9078515639296875cm"/>
    </style:style>
    <style:style style:name="CO281" style:family="table-column">
      <style:table-column-properties style:column-width="0.9078515639296875cm"/>
    </style:style>
    <style:style style:name="CO282" style:family="table-column">
      <style:table-column-properties style:column-width="0.9078515639296875cm"/>
    </style:style>
    <style:style style:name="CO283" style:family="table-column">
      <style:table-column-properties style:column-width="0.9078515639296875cm"/>
    </style:style>
    <style:style style:name="CO284" style:family="table-column">
      <style:table-column-properties style:column-width="0.9078515639296875cm"/>
    </style:style>
    <style:style style:name="CO285" style:family="table-column">
      <style:table-column-properties style:column-width="0.9078515639296875cm"/>
    </style:style>
    <style:style style:name="CO286" style:family="table-column">
      <style:table-column-properties style:column-width="0.9078515639296875cm"/>
    </style:style>
    <style:style style:name="CO287" style:family="table-column">
      <style:table-column-properties style:column-width="0.9078515639296875cm"/>
    </style:style>
    <style:style style:name="CO288" style:family="table-column">
      <style:table-column-properties style:column-width="0.9078515639296875cm"/>
    </style:style>
    <style:style style:name="CO289" style:family="table-column">
      <style:table-column-properties style:column-width="0.9078515639296875cm"/>
    </style:style>
    <style:style style:name="CO290" style:family="table-column">
      <style:table-column-properties style:column-width="0.9078515639296875cm"/>
    </style:style>
    <style:style style:name="CO291" style:family="table-column">
      <style:table-column-properties style:column-width="0.9078515639296875cm"/>
    </style:style>
    <style:style style:name="CO292" style:family="table-column">
      <style:table-column-properties style:column-width="0.9078515639296875cm"/>
    </style:style>
    <style:style style:name="CO293" style:family="table-column">
      <style:table-column-properties style:column-width="0.9078515639296875cm"/>
    </style:style>
    <style:style style:name="CO294" style:family="table-column">
      <style:table-column-properties style:column-width="0.9078515639296875cm"/>
    </style:style>
    <style:style style:name="CO295" style:family="table-column">
      <style:table-column-properties style:column-width="0.9078515639296875cm"/>
    </style:style>
    <style:style style:name="CO296" style:family="table-column">
      <style:table-column-properties style:column-width="0.9078515639296875cm"/>
    </style:style>
    <style:style style:name="CO297" style:family="table-column">
      <style:table-column-properties style:column-width="0.9078515639296875cm"/>
    </style:style>
    <style:style style:name="CO298" style:family="table-column">
      <style:table-column-properties style:column-width="0.9078515639296875cm"/>
    </style:style>
    <style:style style:name="CO299" style:family="table-column">
      <style:table-column-properties style:column-width="0.9078515639296875cm"/>
    </style:style>
    <style:style style:name="CO300" style:family="table-column">
      <style:table-column-properties style:column-width="0.9078515639296875cm"/>
    </style:style>
    <style:style style:name="CO301" style:family="table-column">
      <style:table-column-properties style:column-width="0.9078515639296875cm"/>
    </style:style>
    <style:style style:name="CO302" style:family="table-column">
      <style:table-column-properties style:column-width="0.9078515639296875cm"/>
    </style:style>
    <style:style style:name="CO303" style:family="table-column">
      <style:table-column-properties style:column-width="0.9078515639296875cm"/>
    </style:style>
    <style:style style:name="CO304" style:family="table-column">
      <style:table-column-properties style:column-width="0.9078515639296875cm"/>
    </style:style>
    <style:style style:name="CO305" style:family="table-column">
      <style:table-column-properties style:column-width="0.9078515639296875cm"/>
    </style:style>
    <style:style style:name="CO306" style:family="table-column">
      <style:table-column-properties style:column-width="0.9078515639296875cm"/>
    </style:style>
    <style:style style:name="CO307" style:family="table-column">
      <style:table-column-properties style:column-width="0.9078515639296875cm"/>
    </style:style>
    <style:style style:name="CO308" style:family="table-column">
      <style:table-column-properties style:column-width="0.9078515639296875cm"/>
    </style:style>
    <style:style style:name="CO309" style:family="table-column">
      <style:table-column-properties style:column-width="0.9078515639296875cm"/>
    </style:style>
    <style:style style:name="CO310" style:family="table-column">
      <style:table-column-properties style:column-width="0.9078515639296875cm"/>
    </style:style>
    <style:style style:name="CO311" style:family="table-column">
      <style:table-column-properties style:column-width="0.9078515639296875cm"/>
    </style:style>
    <style:style style:name="CO312" style:family="table-column">
      <style:table-column-properties style:column-width="0.9078515639296875cm"/>
    </style:style>
    <style:style style:name="CO313" style:family="table-column">
      <style:table-column-properties style:column-width="0.9078515639296875cm"/>
    </style:style>
    <style:style style:name="CO314" style:family="table-column">
      <style:table-column-properties style:column-width="0.9078515639296875cm"/>
    </style:style>
    <style:style style:name="CO315" style:family="table-column">
      <style:table-column-properties style:column-width="0.9078515639296875cm"/>
    </style:style>
    <style:style style:name="CO316" style:family="table-column">
      <style:table-column-properties style:column-width="0.9078515639296875cm"/>
    </style:style>
    <style:style style:name="CO317" style:family="table-column">
      <style:table-column-properties style:column-width="0.9078515639296875cm"/>
    </style:style>
    <style:style style:name="CO318" style:family="table-column">
      <style:table-column-properties style:column-width="0.9078515639296875cm"/>
    </style:style>
    <style:style style:name="CO319" style:family="table-column">
      <style:table-column-properties style:column-width="0.9078515639296875cm"/>
    </style:style>
    <style:style style:name="CO320" style:family="table-column">
      <style:table-column-properties style:column-width="0.9078515639296875cm"/>
    </style:style>
    <style:style style:name="CO321" style:family="table-column">
      <style:table-column-properties style:column-width="0.9078515639296875cm"/>
    </style:style>
    <style:style style:name="CO322" style:family="table-column">
      <style:table-column-properties style:column-width="0.9078515639296875cm"/>
    </style:style>
    <style:style style:name="CO323" style:family="table-column">
      <style:table-column-properties style:column-width="0.9078515639296875cm"/>
    </style:style>
    <style:style style:name="CO324" style:family="table-column">
      <style:table-column-properties style:column-width="0.9078515639296875cm"/>
    </style:style>
    <style:style style:name="CO325" style:family="table-column">
      <style:table-column-properties style:column-width="0.9078515639296875cm"/>
    </style:style>
    <style:style style:name="CO326" style:family="table-column">
      <style:table-column-properties style:column-width="0.9078515639296875cm"/>
    </style:style>
    <style:style style:name="CO327" style:family="table-column">
      <style:table-column-properties style:column-width="0.9078515639296875cm"/>
    </style:style>
    <style:style style:name="CO328" style:family="table-column">
      <style:table-column-properties style:column-width="0.9078515639296875cm"/>
    </style:style>
    <style:style style:name="CO329" style:family="table-column">
      <style:table-column-properties style:column-width="0.9078515639296875cm"/>
    </style:style>
    <style:style style:name="CO330" style:family="table-column">
      <style:table-column-properties style:column-width="0.9078515639296875cm"/>
    </style:style>
    <style:style style:name="CO331" style:family="table-column">
      <style:table-column-properties style:column-width="0.9078515639296875cm"/>
    </style:style>
    <style:style style:name="CO332" style:family="table-column">
      <style:table-column-properties style:column-width="0.9078515639296875cm"/>
    </style:style>
    <style:style style:name="CO333" style:family="table-column">
      <style:table-column-properties style:column-width="0.9078515639296875cm"/>
    </style:style>
    <style:style style:name="CO334" style:family="table-column">
      <style:table-column-properties style:column-width="0.9078515639296875cm"/>
    </style:style>
    <style:style style:name="CO335" style:family="table-column">
      <style:table-column-properties style:column-width="0.9078515639296875cm"/>
    </style:style>
    <style:style style:name="CO336" style:family="table-column">
      <style:table-column-properties style:column-width="0.9078515639296875cm"/>
    </style:style>
    <style:style style:name="CO337" style:family="table-column">
      <style:table-column-properties style:column-width="0.9078515639296875cm"/>
    </style:style>
    <style:style style:name="CO338" style:family="table-column">
      <style:table-column-properties style:column-width="0.9078515639296875cm"/>
    </style:style>
    <style:style style:name="CO339" style:family="table-column">
      <style:table-column-properties style:column-width="0.9078515639296875cm"/>
    </style:style>
    <style:style style:name="CO340" style:family="table-column">
      <style:table-column-properties style:column-width="0.9078515639296875cm"/>
    </style:style>
    <style:style style:name="CO341" style:family="table-column">
      <style:table-column-properties style:column-width="0.9078515639296875cm"/>
    </style:style>
    <style:style style:name="CO342" style:family="table-column">
      <style:table-column-properties style:column-width="0.9078515639296875cm"/>
    </style:style>
    <style:style style:name="CO343" style:family="table-column">
      <style:table-column-properties style:column-width="0.9078515639296875cm"/>
    </style:style>
    <style:style style:name="CO344" style:family="table-column">
      <style:table-column-properties style:column-width="0.9078515639296875cm"/>
    </style:style>
    <style:style style:name="CO345" style:family="table-column">
      <style:table-column-properties style:column-width="0.9078515639296875cm"/>
    </style:style>
    <style:style style:name="CO346" style:family="table-column">
      <style:table-column-properties style:column-width="0.9078515639296875cm"/>
    </style:style>
    <style:style style:name="CO347" style:family="table-column">
      <style:table-column-properties style:column-width="0.9078515639296875cm"/>
    </style:style>
    <style:style style:name="CO348" style:family="table-column">
      <style:table-column-properties style:column-width="0.9078515639296875cm"/>
    </style:style>
    <style:style style:name="CO349" style:family="table-column">
      <style:table-column-properties style:column-width="0.9078515639296875cm"/>
    </style:style>
    <style:style style:name="CO350" style:family="table-column">
      <style:table-column-properties style:column-width="0.9078515639296875cm"/>
    </style:style>
    <style:style style:name="CO351" style:family="table-column">
      <style:table-column-properties style:column-width="0.9078515639296875cm"/>
    </style:style>
    <style:style style:name="CO352" style:family="table-column">
      <style:table-column-properties style:column-width="0.9078515639296875cm"/>
    </style:style>
    <style:style style:name="CO353" style:family="table-column">
      <style:table-column-properties style:column-width="0.9078515639296875cm"/>
    </style:style>
    <style:style style:name="CO354" style:family="table-column">
      <style:table-column-properties style:column-width="0.9078515639296875cm"/>
    </style:style>
    <style:style style:name="CO355" style:family="table-column">
      <style:table-column-properties style:column-width="0.9078515639296875cm"/>
    </style:style>
    <style:style style:name="CO356" style:family="table-column">
      <style:table-column-properties style:column-width="0.9078515639296875cm"/>
    </style:style>
    <style:style style:name="CO357" style:family="table-column">
      <style:table-column-properties style:column-width="0.9078515639296875cm"/>
    </style:style>
    <style:style style:name="CO358" style:family="table-column">
      <style:table-column-properties style:column-width="0.9078515639296875cm"/>
    </style:style>
    <style:style style:name="CO359" style:family="table-column">
      <style:table-column-properties style:column-width="0.9078515639296875cm"/>
    </style:style>
    <style:style style:name="CO360" style:family="table-column">
      <style:table-column-properties style:column-width="0.9078515639296875cm"/>
    </style:style>
    <style:style style:name="CO361" style:family="table-column">
      <style:table-column-properties style:column-width="0.9078515639296875cm"/>
    </style:style>
    <style:style style:name="CO362" style:family="table-column">
      <style:table-column-properties style:column-width="0.9078515639296875cm"/>
    </style:style>
    <style:style style:name="CO363" style:family="table-column">
      <style:table-column-properties style:column-width="0.9078515639296875cm"/>
    </style:style>
    <style:style style:name="CO364" style:family="table-column">
      <style:table-column-properties style:column-width="0.9078515639296875cm"/>
    </style:style>
    <style:style style:name="CO365" style:family="table-column">
      <style:table-column-properties style:column-width="0.9078515639296875cm"/>
    </style:style>
    <style:style style:name="CO366" style:family="table-column">
      <style:table-column-properties style:column-width="0.9078515639296875cm"/>
    </style:style>
    <style:style style:name="CO367" style:family="table-column">
      <style:table-column-properties style:column-width="0.9078515639296875cm"/>
    </style:style>
    <style:style style:name="CO368" style:family="table-column">
      <style:table-column-properties style:column-width="0.9078515639296875cm"/>
    </style:style>
    <style:style style:name="CO369" style:family="table-column">
      <style:table-column-properties style:column-width="0.9078515639296875cm"/>
    </style:style>
    <style:style style:name="CO370" style:family="table-column">
      <style:table-column-properties style:column-width="0.9078515639296875cm"/>
    </style:style>
    <style:style style:name="CO371" style:family="table-column">
      <style:table-column-properties style:column-width="0.9078515639296875cm"/>
    </style:style>
    <style:style style:name="CO372" style:family="table-column">
      <style:table-column-properties style:column-width="0.9078515639296875cm"/>
    </style:style>
    <style:style style:name="CO373" style:family="table-column">
      <style:table-column-properties style:column-width="0.9078515639296875cm"/>
    </style:style>
    <style:style style:name="CO374" style:family="table-column">
      <style:table-column-properties style:column-width="0.9078515639296875cm"/>
    </style:style>
    <style:style style:name="CO375" style:family="table-column">
      <style:table-column-properties style:column-width="0.9078515639296875cm"/>
    </style:style>
    <style:style style:name="CO376" style:family="table-column">
      <style:table-column-properties style:column-width="0.9078515639296875cm"/>
    </style:style>
    <style:style style:name="CO377" style:family="table-column">
      <style:table-column-properties style:column-width="0.9078515639296875cm"/>
    </style:style>
    <style:style style:name="CO378" style:family="table-column">
      <style:table-column-properties style:column-width="0.9078515639296875cm"/>
    </style:style>
    <style:style style:name="CO379" style:family="table-column">
      <style:table-column-properties style:column-width="0.9078515639296875cm"/>
    </style:style>
    <style:style style:name="CO380" style:family="table-column">
      <style:table-column-properties style:column-width="0.9078515639296875cm"/>
    </style:style>
    <style:style style:name="CO381" style:family="table-column">
      <style:table-column-properties style:column-width="0.9078515639296875cm"/>
    </style:style>
    <style:style style:name="CO382" style:family="table-column">
      <style:table-column-properties style:column-width="0.9078515639296875cm"/>
    </style:style>
    <style:style style:name="CO383" style:family="table-column">
      <style:table-column-properties style:column-width="0.9078515639296875cm"/>
    </style:style>
    <style:style style:name="CO384" style:family="table-column">
      <style:table-column-properties style:column-width="0.9078515639296875cm"/>
    </style:style>
    <style:style style:name="CO385" style:family="table-column">
      <style:table-column-properties style:column-width="0.9078515639296875cm"/>
    </style:style>
    <style:style style:name="CO386" style:family="table-column">
      <style:table-column-properties style:column-width="0.9078515639296875cm"/>
    </style:style>
    <style:style style:name="CO387" style:family="table-column">
      <style:table-column-properties style:column-width="0.9078515639296875cm"/>
    </style:style>
    <style:style style:name="CO388" style:family="table-column">
      <style:table-column-properties style:column-width="0.9078515639296875cm"/>
    </style:style>
    <style:style style:name="CO389" style:family="table-column">
      <style:table-column-properties style:column-width="0.9078515639296875cm"/>
    </style:style>
    <style:style style:name="CO390" style:family="table-column">
      <style:table-column-properties style:column-width="0.9078515639296875cm"/>
    </style:style>
    <style:style style:name="CO391" style:family="table-column">
      <style:table-column-properties style:column-width="0.9078515639296875cm"/>
    </style:style>
    <style:style style:name="CO392" style:family="table-column">
      <style:table-column-properties style:column-width="0.9078515639296875cm"/>
    </style:style>
    <style:style style:name="CO393" style:family="table-column">
      <style:table-column-properties style:column-width="0.9078515639296875cm"/>
    </style:style>
    <style:style style:name="CO394" style:family="table-column">
      <style:table-column-properties style:column-width="0.9078515639296875cm"/>
    </style:style>
    <style:style style:name="CO395" style:family="table-column">
      <style:table-column-properties style:column-width="0.9078515639296875cm"/>
    </style:style>
    <style:style style:name="CO396" style:family="table-column">
      <style:table-column-properties style:column-width="0.9078515639296875cm"/>
    </style:style>
    <style:style style:name="CO397" style:family="table-column">
      <style:table-column-properties style:column-width="0.9078515639296875cm"/>
    </style:style>
    <style:style style:name="CO398" style:family="table-column">
      <style:table-column-properties style:column-width="0.9078515639296875cm"/>
    </style:style>
    <style:style style:name="CO399" style:family="table-column">
      <style:table-column-properties style:column-width="0.9078515639296875cm"/>
    </style:style>
    <style:style style:name="CO400" style:family="table-column">
      <style:table-column-properties style:column-width="0.9078515639296875cm"/>
    </style:style>
    <style:style style:name="CO401" style:family="table-column">
      <style:table-column-properties style:column-width="0.9078515639296875cm"/>
    </style:style>
    <style:style style:name="CO402" style:family="table-column">
      <style:table-column-properties style:column-width="0.9078515639296875cm"/>
    </style:style>
    <style:style style:name="CO403" style:family="table-column">
      <style:table-column-properties style:column-width="0.9078515639296875cm"/>
    </style:style>
    <style:style style:name="CO404" style:family="table-column">
      <style:table-column-properties style:column-width="0.9078515639296875cm"/>
    </style:style>
    <style:style style:name="CO405" style:family="table-column">
      <style:table-column-properties style:column-width="0.9078515639296875cm"/>
    </style:style>
    <style:style style:name="CO406" style:family="table-column">
      <style:table-column-properties style:column-width="0.9078515639296875cm"/>
    </style:style>
    <style:style style:name="RO1" style:family="table-row">
      <style:table-row-properties style:row-height="15pt"/>
    </style:style>
    <style:style style:name="RO2" style:family="table-row">
      <style:table-row-properties style:row-height="14.25pt"/>
    </style:style>
    <style:style style:name="TA1" style:family="table" style:master-page-name="MP1">
      <style:table-properties table:display="true" style:writing-mode="LRTB"/>
    </style:style>
  </office:automatic-styles>
  <office:body>
    <office:spreadsheet>
      <table:calculation-settings table:use-regular-expressions="false"/>
      <table:table table:name="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54" table:default-cell-style-name="CE1"/>
        <table:table-column table:style-name="CO55" table:default-cell-style-name="CE1"/>
        <table:table-column table:style-name="CO56" table:default-cell-style-name="CE1"/>
        <table:table-column table:style-name="CO57" table:default-cell-style-name="CE1"/>
        <table:table-column table:style-name="CO58" table:default-cell-style-name="CE1"/>
        <table:table-column table:style-name="CO59" table:default-cell-style-name="CE1"/>
        <table:table-column table:style-name="CO60" table:default-cell-style-name="CE1"/>
        <table:table-column table:style-name="CO61" table:default-cell-style-name="CE1"/>
        <table:table-column table:style-name="CO62" table:default-cell-style-name="CE1"/>
        <table:table-column table:style-name="CO63" table:default-cell-style-name="CE1"/>
        <table:table-column table:style-name="CO64" table:default-cell-style-name="CE1"/>
        <table:table-column table:style-name="CO65" table:default-cell-style-name="CE1"/>
        <table:table-column table:style-name="CO66" table:default-cell-style-name="CE1"/>
        <table:table-column table:style-name="CO67" table:default-cell-style-name="CE1"/>
        <table:table-column table:style-name="CO68" table:default-cell-style-name="CE1"/>
        <table:table-column table:style-name="CO69" table:default-cell-style-name="CE1"/>
        <table:table-column table:style-name="CO70" table:default-cell-style-name="CE1"/>
        <table:table-column table:style-name="CO71" table:default-cell-style-name="CE1"/>
        <table:table-column table:style-name="CO72" table:default-cell-style-name="CE1"/>
        <table:table-column table:style-name="CO73" table:default-cell-style-name="CE1"/>
        <table:table-column table:style-name="CO74" table:default-cell-style-name="CE1"/>
        <table:table-column table:style-name="CO75" table:default-cell-style-name="CE1"/>
        <table:table-column table:style-name="CO76" table:default-cell-style-name="CE1"/>
        <table:table-column table:style-name="CO77" table:default-cell-style-name="CE1"/>
        <table:table-column table:style-name="CO78" table:default-cell-style-name="CE1"/>
        <table:table-column table:style-name="CO79" table:default-cell-style-name="CE1"/>
        <table:table-column table:style-name="CO80" table:default-cell-style-name="CE1"/>
        <table:table-column table:style-name="CO81" table:default-cell-style-name="CE1"/>
        <table:table-column table:style-name="CO82" table:default-cell-style-name="CE1"/>
        <table:table-column table:style-name="CO83" table:default-cell-style-name="CE1"/>
        <table:table-column table:style-name="CO84" table:default-cell-style-name="CE1"/>
        <table:table-column table:style-name="CO85" table:default-cell-style-name="CE1"/>
        <table:table-column table:style-name="CO86" table:default-cell-style-name="CE1"/>
        <table:table-column table:style-name="CO87" table:default-cell-style-name="CE1"/>
        <table:table-column table:style-name="CO88" table:default-cell-style-name="CE1"/>
        <table:table-column table:style-name="CO89" table:default-cell-style-name="CE1"/>
        <table:table-column table:style-name="CO90" table:default-cell-style-name="CE1"/>
        <table:table-column table:style-name="CO91" table:default-cell-style-name="CE1"/>
        <table:table-column table:style-name="CO92" table:default-cell-style-name="CE1"/>
        <table:table-column table:style-name="CO93" table:default-cell-style-name="CE1"/>
        <table:table-column table:style-name="CO94" table:default-cell-style-name="CE1"/>
        <table:table-column table:style-name="CO95" table:default-cell-style-name="CE1"/>
        <table:table-column table:style-name="CO96" table:default-cell-style-name="CE1"/>
        <table:table-column table:style-name="CO97" table:default-cell-style-name="CE1"/>
        <table:table-column table:style-name="CO98" table:default-cell-style-name="CE1"/>
        <table:table-column table:style-name="CO99" table:default-cell-style-name="CE1"/>
        <table:table-column table:style-name="CO100" table:default-cell-style-name="CE1"/>
        <table:table-column table:style-name="CO101" table:default-cell-style-name="CE1"/>
        <table:table-column table:style-name="CO102" table:default-cell-style-name="CE1"/>
        <table:table-column table:style-name="CO103" table:default-cell-style-name="CE1"/>
        <table:table-column table:style-name="CO104" table:default-cell-style-name="CE1"/>
        <table:table-column table:style-name="CO105" table:default-cell-style-name="CE1"/>
        <table:table-column table:style-name="CO106" table:default-cell-style-name="CE1"/>
        <table:table-column table:style-name="CO107" table:default-cell-style-name="CE1"/>
        <table:table-column table:style-name="CO108" table:default-cell-style-name="CE1"/>
        <table:table-column table:style-name="CO109" table:default-cell-style-name="CE1"/>
        <table:table-column table:style-name="CO110" table:default-cell-style-name="CE1"/>
        <table:table-column table:style-name="CO111" table:default-cell-style-name="CE1"/>
        <table:table-column table:style-name="CO112" table:default-cell-style-name="CE1"/>
        <table:table-column table:style-name="CO113" table:default-cell-style-name="CE1"/>
        <table:table-column table:style-name="CO114" table:default-cell-style-name="CE1"/>
        <table:table-column table:style-name="CO115" table:default-cell-style-name="CE1"/>
        <table:table-column table:style-name="CO116" table:default-cell-style-name="CE1"/>
        <table:table-column table:style-name="CO117" table:default-cell-style-name="CE1"/>
        <table:table-column table:style-name="CO118" table:default-cell-style-name="CE1"/>
        <table:table-column table:style-name="CO119" table:default-cell-style-name="CE1"/>
        <table:table-column table:style-name="CO120" table:default-cell-style-name="CE1"/>
        <table:table-column table:style-name="CO121" table:default-cell-style-name="CE1"/>
        <table:table-column table:style-name="CO122" table:default-cell-style-name="CE1"/>
        <table:table-column table:style-name="CO123" table:default-cell-style-name="CE1"/>
        <table:table-column table:style-name="CO124" table:default-cell-style-name="CE1"/>
        <table:table-column table:style-name="CO125" table:default-cell-style-name="CE1"/>
        <table:table-column table:style-name="CO126" table:default-cell-style-name="CE1"/>
        <table:table-column table:style-name="CO127" table:default-cell-style-name="CE1"/>
        <table:table-column table:style-name="CO128" table:default-cell-style-name="CE1"/>
        <table:table-column table:style-name="CO129" table:default-cell-style-name="CE1"/>
        <table:table-column table:style-name="CO130" table:default-cell-style-name="CE1"/>
        <table:table-column table:style-name="CO131" table:default-cell-style-name="CE1"/>
        <table:table-column table:style-name="CO132" table:default-cell-style-name="CE1"/>
        <table:table-column table:style-name="CO133" table:default-cell-style-name="CE1"/>
        <table:table-column table:style-name="CO134" table:default-cell-style-name="CE1"/>
        <table:table-column table:style-name="CO135" table:default-cell-style-name="CE1"/>
        <table:table-column table:style-name="CO136" table:default-cell-style-name="CE1"/>
        <table:table-column table:style-name="CO137" table:default-cell-style-name="CE1"/>
        <table:table-column table:style-name="CO138" table:default-cell-style-name="CE1"/>
        <table:table-column table:style-name="CO139" table:default-cell-style-name="CE1"/>
        <table:table-column table:style-name="CO140" table:default-cell-style-name="CE1"/>
        <table:table-column table:style-name="CO141" table:default-cell-style-name="CE1"/>
        <table:table-column table:style-name="CO142" table:default-cell-style-name="CE1"/>
        <table:table-column table:style-name="CO143" table:default-cell-style-name="CE1"/>
        <table:table-column table:style-name="CO144" table:default-cell-style-name="CE1"/>
        <table:table-column table:style-name="CO145" table:default-cell-style-name="CE1"/>
        <table:table-column table:style-name="CO146" table:default-cell-style-name="CE1"/>
        <table:table-column table:style-name="CO147" table:default-cell-style-name="CE1"/>
        <table:table-column table:style-name="CO148" table:default-cell-style-name="CE1"/>
        <table:table-column table:style-name="CO149" table:default-cell-style-name="CE1"/>
        <table:table-column table:style-name="CO150" table:default-cell-style-name="CE1"/>
        <table:table-column table:style-name="CO151" table:default-cell-style-name="CE1"/>
        <table:table-column table:style-name="CO152" table:default-cell-style-name="CE1"/>
        <table:table-column table:style-name="CO153" table:default-cell-style-name="CE1"/>
        <table:table-column table:style-name="CO154" table:default-cell-style-name="CE1"/>
        <table:table-column table:style-name="CO155" table:default-cell-style-name="CE1"/>
        <table:table-column table:style-name="CO156" table:default-cell-style-name="CE1"/>
        <table:table-column table:style-name="CO157" table:default-cell-style-name="CE1"/>
        <table:table-column table:style-name="CO158" table:default-cell-style-name="CE1"/>
        <table:table-column table:style-name="CO159" table:default-cell-style-name="CE1"/>
        <table:table-column table:style-name="CO160" table:default-cell-style-name="CE1"/>
        <table:table-column table:style-name="CO161" table:default-cell-style-name="CE1"/>
        <table:table-column table:style-name="CO162" table:default-cell-style-name="CE1"/>
        <table:table-column table:style-name="CO163" table:default-cell-style-name="CE1"/>
        <table:table-column table:style-name="CO164" table:default-cell-style-name="CE1"/>
        <table:table-column table:style-name="CO165" table:default-cell-style-name="CE1"/>
        <table:table-column table:style-name="CO166" table:default-cell-style-name="CE1"/>
        <table:table-column table:style-name="CO167" table:default-cell-style-name="CE1"/>
        <table:table-column table:style-name="CO168" table:default-cell-style-name="CE1"/>
        <table:table-column table:style-name="CO169" table:default-cell-style-name="CE1"/>
        <table:table-column table:style-name="CO170" table:default-cell-style-name="CE1"/>
        <table:table-column table:style-name="CO171" table:default-cell-style-name="CE1"/>
        <table:table-column table:style-name="CO172" table:default-cell-style-name="CE1"/>
        <table:table-column table:style-name="CO173" table:default-cell-style-name="CE1"/>
        <table:table-column table:style-name="CO174" table:default-cell-style-name="CE1"/>
        <table:table-column table:style-name="CO175" table:default-cell-style-name="CE1"/>
        <table:table-column table:style-name="CO176" table:default-cell-style-name="CE1"/>
        <table:table-column table:style-name="CO177" table:default-cell-style-name="CE1"/>
        <table:table-column table:style-name="CO178" table:default-cell-style-name="CE1"/>
        <table:table-column table:style-name="CO179" table:default-cell-style-name="CE1"/>
        <table:table-column table:style-name="CO180" table:default-cell-style-name="CE1"/>
        <table:table-column table:style-name="CO181" table:default-cell-style-name="CE1"/>
        <table:table-column table:style-name="CO182" table:default-cell-style-name="CE1"/>
        <table:table-column table:style-name="CO183" table:default-cell-style-name="CE1"/>
        <table:table-column table:style-name="CO184" table:default-cell-style-name="CE1"/>
        <table:table-column table:style-name="CO185" table:default-cell-style-name="CE1"/>
        <table:table-column table:style-name="CO186" table:default-cell-style-name="CE1"/>
        <table:table-column table:style-name="CO187" table:default-cell-style-name="CE1"/>
        <table:table-column table:style-name="CO188" table:default-cell-style-name="CE1"/>
        <table:table-column table:style-name="CO189" table:default-cell-style-name="CE1"/>
        <table:table-column table:style-name="CO190" table:default-cell-style-name="CE1"/>
        <table:table-column table:style-name="CO191" table:default-cell-style-name="CE1"/>
        <table:table-column table:style-name="CO192" table:default-cell-style-name="CE1"/>
        <table:table-column table:style-name="CO193" table:default-cell-style-name="CE1"/>
        <table:table-column table:style-name="CO194" table:default-cell-style-name="CE1"/>
        <table:table-column table:style-name="CO195" table:default-cell-style-name="CE1"/>
        <table:table-column table:style-name="CO196" table:default-cell-style-name="CE1"/>
        <table:table-column table:style-name="CO197" table:default-cell-style-name="CE1"/>
        <table:table-column table:style-name="CO198" table:default-cell-style-name="CE1"/>
        <table:table-column table:style-name="CO199" table:default-cell-style-name="CE1"/>
        <table:table-column table:style-name="CO200" table:default-cell-style-name="CE1"/>
        <table:table-column table:style-name="CO201" table:default-cell-style-name="CE1"/>
        <table:table-column table:style-name="CO202" table:default-cell-style-name="CE1"/>
        <table:table-column table:style-name="CO203" table:default-cell-style-name="CE1"/>
        <table:table-column table:style-name="CO204" table:default-cell-style-name="CE1"/>
        <table:table-column table:style-name="CO205" table:default-cell-style-name="CE1"/>
        <table:table-column table:style-name="CO206" table:default-cell-style-name="CE1"/>
        <table:table-column table:style-name="CO207" table:default-cell-style-name="CE1"/>
        <table:table-column table:style-name="CO208" table:default-cell-style-name="CE1"/>
        <table:table-column table:style-name="CO209" table:default-cell-style-name="CE1"/>
        <table:table-column table:style-name="CO210" table:default-cell-style-name="CE1"/>
        <table:table-column table:style-name="CO211" table:default-cell-style-name="CE1"/>
        <table:table-column table:style-name="CO212" table:default-cell-style-name="CE1"/>
        <table:table-column table:style-name="CO213" table:default-cell-style-name="CE1"/>
        <table:table-column table:style-name="CO214" table:default-cell-style-name="CE1"/>
        <table:table-column table:style-name="CO215" table:default-cell-style-name="CE1"/>
        <table:table-column table:style-name="CO216" table:default-cell-style-name="CE1"/>
        <table:table-column table:style-name="CO217" table:default-cell-style-name="CE1"/>
        <table:table-column table:style-name="CO218" table:default-cell-style-name="CE1"/>
        <table:table-column table:style-name="CO219" table:default-cell-style-name="CE1"/>
        <table:table-column table:style-name="CO220" table:default-cell-style-name="CE1"/>
        <table:table-column table:style-name="CO221" table:default-cell-style-name="CE1"/>
        <table:table-column table:style-name="CO222" table:default-cell-style-name="CE1"/>
        <table:table-column table:style-name="CO223" table:default-cell-style-name="CE1"/>
        <table:table-column table:style-name="CO224" table:default-cell-style-name="CE1"/>
        <table:table-column table:style-name="CO225" table:default-cell-style-name="CE1"/>
        <table:table-column table:style-name="CO226" table:default-cell-style-name="CE1"/>
        <table:table-column table:style-name="CO227" table:default-cell-style-name="CE1"/>
        <table:table-column table:style-name="CO228" table:default-cell-style-name="CE1"/>
        <table:table-column table:style-name="CO229" table:default-cell-style-name="CE1"/>
        <table:table-column table:style-name="CO230" table:default-cell-style-name="CE1"/>
        <table:table-column table:style-name="CO231" table:default-cell-style-name="CE1"/>
        <table:table-column table:style-name="CO232" table:default-cell-style-name="CE1"/>
        <table:table-column table:style-name="CO233" table:default-cell-style-name="CE1"/>
        <table:table-column table:style-name="CO234" table:default-cell-style-name="CE1"/>
        <table:table-column table:style-name="CO235" table:default-cell-style-name="CE1"/>
        <table:table-column table:style-name="CO236" table:default-cell-style-name="CE1"/>
        <table:table-column table:style-name="CO237" table:default-cell-style-name="CE1"/>
        <table:table-column table:style-name="CO238" table:default-cell-style-name="CE1"/>
        <table:table-column table:style-name="CO239" table:default-cell-style-name="CE1"/>
        <table:table-column table:style-name="CO240" table:default-cell-style-name="CE1"/>
        <table:table-column table:style-name="CO241" table:default-cell-style-name="CE1"/>
        <table:table-column table:style-name="CO242" table:default-cell-style-name="CE1"/>
        <table:table-column table:style-name="CO243" table:default-cell-style-name="CE1"/>
        <table:table-column table:style-name="CO244" table:default-cell-style-name="CE1"/>
        <table:table-column table:style-name="CO245" table:default-cell-style-name="CE1"/>
        <table:table-column table:style-name="CO246" table:default-cell-style-name="CE1"/>
        <table:table-column table:style-name="CO247" table:default-cell-style-name="CE1"/>
        <table:table-column table:style-name="CO248" table:default-cell-style-name="CE1"/>
        <table:table-column table:style-name="CO249" table:default-cell-style-name="CE1"/>
        <table:table-column table:style-name="CO250" table:default-cell-style-name="CE1"/>
        <table:table-column table:style-name="CO251" table:default-cell-style-name="CE1"/>
        <table:table-column table:style-name="CO252" table:default-cell-style-name="CE1"/>
        <table:table-column table:style-name="CO253" table:default-cell-style-name="CE1"/>
        <table:table-column table:style-name="CO254" table:default-cell-style-name="CE1"/>
        <table:table-column table:style-name="CO255" table:default-cell-style-name="CE1"/>
        <table:table-column table:style-name="CO256" table:default-cell-style-name="CE1"/>
        <table:table-column table:style-name="CO257" table:default-cell-style-name="CE1"/>
        <table:table-column table:style-name="CO258" table:default-cell-style-name="CE1"/>
        <table:table-column table:style-name="CO259" table:default-cell-style-name="CE1"/>
        <table:table-column table:style-name="CO260" table:default-cell-style-name="CE1"/>
        <table:table-column table:style-name="CO261" table:default-cell-style-name="CE1"/>
        <table:table-column table:style-name="CO262" table:default-cell-style-name="CE1"/>
        <table:table-column table:style-name="CO263" table:default-cell-style-name="CE1"/>
        <table:table-column table:style-name="CO264" table:default-cell-style-name="CE1"/>
        <table:table-column table:style-name="CO265" table:default-cell-style-name="CE1"/>
        <table:table-column table:style-name="CO266" table:default-cell-style-name="CE1"/>
        <table:table-column table:style-name="CO267" table:default-cell-style-name="CE1"/>
        <table:table-column table:style-name="CO268" table:default-cell-style-name="CE1"/>
        <table:table-column table:style-name="CO269" table:default-cell-style-name="CE1"/>
        <table:table-column table:style-name="CO270" table:default-cell-style-name="CE1"/>
        <table:table-column table:style-name="CO271" table:default-cell-style-name="CE1"/>
        <table:table-column table:style-name="CO272" table:default-cell-style-name="CE1"/>
        <table:table-column table:style-name="CO273" table:default-cell-style-name="CE1"/>
        <table:table-column table:style-name="CO274" table:default-cell-style-name="CE1"/>
        <table:table-column table:style-name="CO275" table:default-cell-style-name="CE1"/>
        <table:table-column table:style-name="CO276" table:default-cell-style-name="CE1"/>
        <table:table-column table:style-name="CO277" table:default-cell-style-name="CE1"/>
        <table:table-column table:style-name="CO278" table:default-cell-style-name="CE1"/>
        <table:table-column table:style-name="CO279" table:default-cell-style-name="CE1"/>
        <table:table-column table:style-name="CO280" table:default-cell-style-name="CE1"/>
        <table:table-column table:style-name="CO281" table:default-cell-style-name="CE1"/>
        <table:table-column table:style-name="CO282" table:default-cell-style-name="CE1"/>
        <table:table-column table:style-name="CO283" table:default-cell-style-name="CE1"/>
        <table:table-column table:style-name="CO284" table:default-cell-style-name="CE1"/>
        <table:table-column table:style-name="CO285" table:default-cell-style-name="CE1"/>
        <table:table-column table:style-name="CO286" table:default-cell-style-name="CE1"/>
        <table:table-column table:style-name="CO287" table:default-cell-style-name="CE1"/>
        <table:table-column table:style-name="CO288" table:default-cell-style-name="CE1"/>
        <table:table-column table:style-name="CO289" table:default-cell-style-name="CE1"/>
        <table:table-column table:style-name="CO290" table:default-cell-style-name="CE1"/>
        <table:table-column table:style-name="CO291" table:default-cell-style-name="CE1"/>
        <table:table-column table:style-name="CO292" table:default-cell-style-name="CE1"/>
        <table:table-column table:style-name="CO293" table:default-cell-style-name="CE1"/>
        <table:table-column table:style-name="CO294" table:default-cell-style-name="CE1"/>
        <table:table-column table:style-name="CO295" table:default-cell-style-name="CE1"/>
        <table:table-column table:style-name="CO296" table:default-cell-style-name="CE1"/>
        <table:table-column table:style-name="CO297" table:default-cell-style-name="CE1"/>
        <table:table-column table:style-name="CO298" table:default-cell-style-name="CE1"/>
        <table:table-column table:style-name="CO299" table:default-cell-style-name="CE1"/>
        <table:table-column table:style-name="CO300" table:default-cell-style-name="CE1"/>
        <table:table-column table:style-name="CO301" table:default-cell-style-name="CE1"/>
        <table:table-column table:style-name="CO302" table:default-cell-style-name="CE1"/>
        <table:table-column table:style-name="CO303" table:default-cell-style-name="CE1"/>
        <table:table-column table:style-name="CO304" table:default-cell-style-name="CE1"/>
        <table:table-column table:style-name="CO305" table:default-cell-style-name="CE1"/>
        <table:table-column table:style-name="CO306" table:default-cell-style-name="CE1"/>
        <table:table-column table:style-name="CO307" table:default-cell-style-name="CE1"/>
        <table:table-column table:style-name="CO308" table:default-cell-style-name="CE1"/>
        <table:table-column table:style-name="CO309" table:default-cell-style-name="CE1"/>
        <table:table-column table:style-name="CO310" table:default-cell-style-name="CE1"/>
        <table:table-column table:style-name="CO311" table:default-cell-style-name="CE1"/>
        <table:table-column table:style-name="CO312" table:default-cell-style-name="CE1"/>
        <table:table-column table:style-name="CO313" table:default-cell-style-name="CE1"/>
        <table:table-column table:style-name="CO314" table:default-cell-style-name="CE1"/>
        <table:table-column table:style-name="CO315" table:default-cell-style-name="CE1"/>
        <table:table-column table:style-name="CO316" table:default-cell-style-name="CE1"/>
        <table:table-column table:style-name="CO317" table:default-cell-style-name="CE1"/>
        <table:table-column table:style-name="CO318" table:default-cell-style-name="CE1"/>
        <table:table-column table:style-name="CO319" table:default-cell-style-name="CE1"/>
        <table:table-column table:style-name="CO320" table:default-cell-style-name="CE1"/>
        <table:table-column table:style-name="CO321" table:default-cell-style-name="CE1"/>
        <table:table-column table:style-name="CO322" table:default-cell-style-name="CE1"/>
        <table:table-column table:style-name="CO323" table:default-cell-style-name="CE1"/>
        <table:table-column table:style-name="CO324" table:default-cell-style-name="CE1"/>
        <table:table-column table:style-name="CO325" table:default-cell-style-name="CE1"/>
        <table:table-column table:style-name="CO326" table:default-cell-style-name="CE1"/>
        <table:table-column table:style-name="CO327" table:default-cell-style-name="CE1"/>
        <table:table-column table:style-name="CO328" table:default-cell-style-name="CE1"/>
        <table:table-column table:style-name="CO329" table:default-cell-style-name="CE1"/>
        <table:table-column table:style-name="CO330" table:default-cell-style-name="CE1"/>
        <table:table-column table:style-name="CO331" table:default-cell-style-name="CE1"/>
        <table:table-column table:style-name="CO332" table:default-cell-style-name="CE1"/>
        <table:table-column table:style-name="CO333" table:default-cell-style-name="CE1"/>
        <table:table-column table:style-name="CO334" table:default-cell-style-name="CE1"/>
        <table:table-column table:style-name="CO335" table:default-cell-style-name="CE1"/>
        <table:table-column table:style-name="CO336" table:default-cell-style-name="CE1"/>
        <table:table-column table:style-name="CO337" table:default-cell-style-name="CE1"/>
        <table:table-column table:style-name="CO338" table:default-cell-style-name="CE1"/>
        <table:table-column table:style-name="CO339" table:default-cell-style-name="CE1"/>
        <table:table-column table:style-name="CO340" table:default-cell-style-name="CE1"/>
        <table:table-column table:style-name="CO341" table:default-cell-style-name="CE1"/>
        <table:table-column table:style-name="CO342" table:default-cell-style-name="CE1"/>
        <table:table-column table:style-name="CO343" table:default-cell-style-name="CE1"/>
        <table:table-column table:style-name="CO344" table:default-cell-style-name="CE1"/>
        <table:table-column table:style-name="CO345" table:default-cell-style-name="CE1"/>
        <table:table-column table:style-name="CO346" table:default-cell-style-name="CE1"/>
        <table:table-column table:style-name="CO347" table:default-cell-style-name="CE1"/>
        <table:table-column table:style-name="CO348" table:default-cell-style-name="CE1"/>
        <table:table-column table:style-name="CO349" table:default-cell-style-name="CE1"/>
        <table:table-column table:style-name="CO350" table:default-cell-style-name="CE1"/>
        <table:table-column table:style-name="CO351" table:default-cell-style-name="CE1"/>
        <table:table-column table:style-name="CO352" table:default-cell-style-name="CE1"/>
        <table:table-column table:style-name="CO353" table:default-cell-style-name="CE1"/>
        <table:table-column table:style-name="CO354" table:default-cell-style-name="CE1"/>
        <table:table-column table:style-name="CO355" table:default-cell-style-name="CE1"/>
        <table:table-column table:style-name="CO356" table:default-cell-style-name="CE1"/>
        <table:table-column table:style-name="CO357" table:default-cell-style-name="CE1"/>
        <table:table-column table:style-name="CO358" table:default-cell-style-name="CE1"/>
        <table:table-column table:style-name="CO359" table:default-cell-style-name="CE1"/>
        <table:table-column table:style-name="CO360" table:default-cell-style-name="CE1"/>
        <table:table-column table:style-name="CO361" table:default-cell-style-name="CE1"/>
        <table:table-column table:style-name="CO362" table:default-cell-style-name="CE1"/>
        <table:table-column table:style-name="CO363" table:default-cell-style-name="CE1"/>
        <table:table-column table:style-name="CO364" table:default-cell-style-name="CE1"/>
        <table:table-column table:style-name="CO365" table:default-cell-style-name="CE1"/>
        <table:table-column table:style-name="CO366" table:default-cell-style-name="CE1"/>
        <table:table-column table:style-name="CO367" table:default-cell-style-name="CE1"/>
        <table:table-column table:style-name="CO368" table:default-cell-style-name="CE1"/>
        <table:table-column table:style-name="CO369" table:default-cell-style-name="CE1"/>
        <table:table-column table:style-name="CO370" table:default-cell-style-name="CE1"/>
        <table:table-column table:style-name="CO371" table:default-cell-style-name="CE1"/>
        <table:table-column table:style-name="CO372" table:default-cell-style-name="CE1"/>
        <table:table-column table:style-name="CO373" table:default-cell-style-name="CE1"/>
        <table:table-column table:style-name="CO374" table:default-cell-style-name="CE1"/>
        <table:table-column table:style-name="CO375" table:default-cell-style-name="CE1"/>
        <table:table-column table:style-name="CO376" table:default-cell-style-name="CE1"/>
        <table:table-column table:style-name="CO377" table:default-cell-style-name="CE1"/>
        <table:table-column table:style-name="CO378" table:default-cell-style-name="CE1"/>
        <table:table-column table:style-name="CO379" table:default-cell-style-name="CE1"/>
        <table:table-column table:style-name="CO380" table:default-cell-style-name="CE1"/>
        <table:table-column table:style-name="CO381" table:default-cell-style-name="CE1"/>
        <table:table-column table:style-name="CO382" table:default-cell-style-name="CE1"/>
        <table:table-column table:style-name="CO383" table:default-cell-style-name="CE1"/>
        <table:table-column table:style-name="CO384" table:default-cell-style-name="CE1"/>
        <table:table-column table:style-name="CO385" table:default-cell-style-name="CE1"/>
        <table:table-column table:style-name="CO386" table:default-cell-style-name="CE1"/>
        <table:table-column table:style-name="CO387" table:default-cell-style-name="CE1"/>
        <table:table-column table:style-name="CO388" table:default-cell-style-name="CE1"/>
        <table:table-column table:style-name="CO389" table:default-cell-style-name="CE1"/>
        <table:table-column table:style-name="CO390" table:default-cell-style-name="CE1"/>
        <table:table-column table:style-name="CO391" table:default-cell-style-name="CE1"/>
        <table:table-column table:style-name="CO392" table:default-cell-style-name="CE1"/>
        <table:table-column table:style-name="CO393" table:default-cell-style-name="CE1"/>
        <table:table-column table:style-name="CO394" table:default-cell-style-name="CE1"/>
        <table:table-column table:style-name="CO395" table:default-cell-style-name="CE1"/>
        <table:table-column table:style-name="CO396" table:default-cell-style-name="CE1"/>
        <table:table-column table:style-name="CO397" table:default-cell-style-name="CE1"/>
        <table:table-column table:style-name="CO398" table:default-cell-style-name="CE1"/>
        <table:table-column table:style-name="CO399" table:default-cell-style-name="CE1"/>
        <table:table-column table:style-name="CO400" table:default-cell-style-name="CE1"/>
        <table:table-column table:style-name="CO401" table:default-cell-style-name="CE1"/>
        <table:table-column table:style-name="CO402" table:default-cell-style-name="CE1"/>
        <table:table-column table:style-name="CO403" table:default-cell-style-name="CE1"/>
        <table:table-column table:style-name="CO404" table:default-cell-style-name="CE1"/>
        <table:table-column table:style-name="CO405" table:default-cell-style-name="CE1"/>
        <table:table-column table:style-name="CO406" table:default-cell-style-name="CE1"/>
        <table:table-column table:number-columns-repeated="15978" table:default-cell-style-name="CE1"/>
        <table:table-row table:style-name="RO2" table:default-cell-style-name="CE1">
          <table:table-cell table:style-name="CE2" office:value-type="string">
            <text:p>區域別</text:p>
          </table:table-cell>
          <table:table-cell table:style-name="CE2" office:value-type="string">
            <text:p>性別</text:p>
          </table:table-cell>
          <table:table-cell table:style-name="CE12" office:value-type="string">
            <text:p>0歲_合計</text:p>
          </table:table-cell>
          <table:table-cell table:style-name="CE12" office:value-type="string">
            <text:p>0歲_平地</text:p>
          </table:table-cell>
          <table:table-cell table:style-name="CE13" office:value-type="string">
            <text:p>0歲_山地</text:p>
          </table:table-cell>
          <table:table-cell table:style-name="CE14" office:value-type="string">
            <text:p>0歲_平埔</text:p>
          </table:table-cell>
          <table:table-cell table:style-name="CE12" office:value-type="string">
            <text:p>1歲_合計</text:p>
          </table:table-cell>
          <table:table-cell table:style-name="CE12" office:value-type="string">
            <text:p>1歲_平地</text:p>
          </table:table-cell>
          <table:table-cell table:style-name="CE12" office:value-type="string">
            <text:p>1歲_山地</text:p>
          </table:table-cell>
          <table:table-cell table:style-name="CE14" office:value-type="string">
            <text:p>1歲_平埔</text:p>
          </table:table-cell>
          <table:table-cell table:style-name="CE12" office:value-type="string">
            <text:p>2歲_合計</text:p>
          </table:table-cell>
          <table:table-cell table:style-name="CE12" office:value-type="string">
            <text:p>2歲_平地</text:p>
          </table:table-cell>
          <table:table-cell table:style-name="CE12" office:value-type="string">
            <text:p>2歲_山地</text:p>
          </table:table-cell>
          <table:table-cell table:style-name="CE14" office:value-type="string">
            <text:p>2歲_平埔</text:p>
          </table:table-cell>
          <table:table-cell table:style-name="CE12" office:value-type="string">
            <text:p>3歲_合計</text:p>
          </table:table-cell>
          <table:table-cell table:style-name="CE12" office:value-type="string">
            <text:p>3歲_平地</text:p>
          </table:table-cell>
          <table:table-cell table:style-name="CE12" office:value-type="string">
            <text:p>3歲_山地</text:p>
          </table:table-cell>
          <table:table-cell table:style-name="CE14" office:value-type="string">
            <text:p>3歲_平埔</text:p>
          </table:table-cell>
          <table:table-cell table:style-name="CE12" office:value-type="string">
            <text:p>4歲_合計</text:p>
          </table:table-cell>
          <table:table-cell table:style-name="CE12" office:value-type="string">
            <text:p>4歲_平地</text:p>
          </table:table-cell>
          <table:table-cell table:style-name="CE12" office:value-type="string">
            <text:p>4歲_山地</text:p>
          </table:table-cell>
          <table:table-cell table:style-name="CE14" office:value-type="string">
            <text:p>4歲_平埔</text:p>
          </table:table-cell>
          <table:table-cell table:style-name="CE12" office:value-type="string">
            <text:p>5歲_合計</text:p>
          </table:table-cell>
          <table:table-cell table:style-name="CE12" office:value-type="string">
            <text:p>5歲_平地</text:p>
          </table:table-cell>
          <table:table-cell table:style-name="CE12" office:value-type="string">
            <text:p>5歲_山地</text:p>
          </table:table-cell>
          <table:table-cell table:style-name="CE14" office:value-type="string">
            <text:p>5歲_平埔</text:p>
          </table:table-cell>
          <table:table-cell table:style-name="CE12" office:value-type="string">
            <text:p>6歲_合計</text:p>
          </table:table-cell>
          <table:table-cell table:style-name="CE12" office:value-type="string">
            <text:p>6歲_平地</text:p>
          </table:table-cell>
          <table:table-cell table:style-name="CE12" office:value-type="string">
            <text:p>6歲_山地</text:p>
          </table:table-cell>
          <table:table-cell table:style-name="CE14" office:value-type="string">
            <text:p>6歲_平埔</text:p>
          </table:table-cell>
          <table:table-cell table:style-name="CE12" office:value-type="string">
            <text:p>7歲_合計</text:p>
          </table:table-cell>
          <table:table-cell table:style-name="CE12" office:value-type="string">
            <text:p>7歲_平地</text:p>
          </table:table-cell>
          <table:table-cell table:style-name="CE12" office:value-type="string">
            <text:p>7歲_山地</text:p>
          </table:table-cell>
          <table:table-cell table:style-name="CE14" office:value-type="string">
            <text:p>7歲_平埔</text:p>
          </table:table-cell>
          <table:table-cell table:style-name="CE12" office:value-type="string">
            <text:p>8歲_合計</text:p>
          </table:table-cell>
          <table:table-cell table:style-name="CE12" office:value-type="string">
            <text:p>8歲_平地</text:p>
          </table:table-cell>
          <table:table-cell table:style-name="CE12" office:value-type="string">
            <text:p>8歲_山地</text:p>
          </table:table-cell>
          <table:table-cell table:style-name="CE14" office:value-type="string">
            <text:p>8歲_平埔</text:p>
          </table:table-cell>
          <table:table-cell table:style-name="CE12" office:value-type="string">
            <text:p>9歲_合計</text:p>
          </table:table-cell>
          <table:table-cell table:style-name="CE12" office:value-type="string">
            <text:p>9歲_平地</text:p>
          </table:table-cell>
          <table:table-cell table:style-name="CE12" office:value-type="string">
            <text:p>9歲_山地</text:p>
          </table:table-cell>
          <table:table-cell table:style-name="CE14" office:value-type="string">
            <text:p>9歲_平埔</text:p>
          </table:table-cell>
          <table:table-cell table:style-name="CE12" office:value-type="string">
            <text:p>10歲_合計</text:p>
          </table:table-cell>
          <table:table-cell table:style-name="CE12" office:value-type="string">
            <text:p>10歲_平地</text:p>
          </table:table-cell>
          <table:table-cell table:style-name="CE12" office:value-type="string">
            <text:p>10歲_山地</text:p>
          </table:table-cell>
          <table:table-cell table:style-name="CE14" office:value-type="string">
            <text:p>10歲_平埔</text:p>
          </table:table-cell>
          <table:table-cell table:style-name="CE12" office:value-type="string">
            <text:p>11歲_合計</text:p>
          </table:table-cell>
          <table:table-cell table:style-name="CE12" office:value-type="string">
            <text:p>11歲_平地</text:p>
          </table:table-cell>
          <table:table-cell table:style-name="CE12" office:value-type="string">
            <text:p>11歲_山地</text:p>
          </table:table-cell>
          <table:table-cell table:style-name="CE14" office:value-type="string">
            <text:p>11歲_平埔</text:p>
          </table:table-cell>
          <table:table-cell table:style-name="CE12" office:value-type="string">
            <text:p>12歲_合計</text:p>
          </table:table-cell>
          <table:table-cell table:style-name="CE12" office:value-type="string">
            <text:p>12歲_平地</text:p>
          </table:table-cell>
          <table:table-cell table:style-name="CE12" office:value-type="string">
            <text:p>12歲_山地</text:p>
          </table:table-cell>
          <table:table-cell table:style-name="CE14" office:value-type="string">
            <text:p>12歲_平埔</text:p>
          </table:table-cell>
          <table:table-cell table:style-name="CE12" office:value-type="string">
            <text:p>13歲_合計</text:p>
          </table:table-cell>
          <table:table-cell table:style-name="CE12" office:value-type="string">
            <text:p>13歲_平地</text:p>
          </table:table-cell>
          <table:table-cell table:style-name="CE12" office:value-type="string">
            <text:p>13歲_山地</text:p>
          </table:table-cell>
          <table:table-cell table:style-name="CE14" office:value-type="string">
            <text:p>13歲_平埔</text:p>
          </table:table-cell>
          <table:table-cell table:style-name="CE12" office:value-type="string">
            <text:p>14歲_合計</text:p>
          </table:table-cell>
          <table:table-cell table:style-name="CE12" office:value-type="string">
            <text:p>14歲_平地</text:p>
          </table:table-cell>
          <table:table-cell table:style-name="CE12" office:value-type="string">
            <text:p>14歲_山地</text:p>
          </table:table-cell>
          <table:table-cell table:style-name="CE14" office:value-type="string">
            <text:p>14歲_平埔</text:p>
          </table:table-cell>
          <table:table-cell table:style-name="CE12" office:value-type="string">
            <text:p>15歲_合計</text:p>
          </table:table-cell>
          <table:table-cell table:style-name="CE12" office:value-type="string">
            <text:p>15歲_平地</text:p>
          </table:table-cell>
          <table:table-cell table:style-name="CE12" office:value-type="string">
            <text:p>15歲_山地</text:p>
          </table:table-cell>
          <table:table-cell table:style-name="CE14" office:value-type="string">
            <text:p>15歲_平埔</text:p>
          </table:table-cell>
          <table:table-cell table:style-name="CE12" office:value-type="string">
            <text:p>16歲_合計</text:p>
          </table:table-cell>
          <table:table-cell table:style-name="CE12" office:value-type="string">
            <text:p>16歲_平地</text:p>
          </table:table-cell>
          <table:table-cell table:style-name="CE12" office:value-type="string">
            <text:p>16歲_山地</text:p>
          </table:table-cell>
          <table:table-cell table:style-name="CE14" office:value-type="string">
            <text:p>16歲_平埔</text:p>
          </table:table-cell>
          <table:table-cell table:style-name="CE12" office:value-type="string">
            <text:p>17歲_合計</text:p>
          </table:table-cell>
          <table:table-cell table:style-name="CE12" office:value-type="string">
            <text:p>17歲_平地</text:p>
          </table:table-cell>
          <table:table-cell table:style-name="CE12" office:value-type="string">
            <text:p>17歲_山地</text:p>
          </table:table-cell>
          <table:table-cell table:style-name="CE14" office:value-type="string">
            <text:p>17歲_平埔</text:p>
          </table:table-cell>
          <table:table-cell table:style-name="CE12" office:value-type="string">
            <text:p>18歲_合計</text:p>
          </table:table-cell>
          <table:table-cell table:style-name="CE12" office:value-type="string">
            <text:p>18歲_平地</text:p>
          </table:table-cell>
          <table:table-cell table:style-name="CE12" office:value-type="string">
            <text:p>18歲_山地</text:p>
          </table:table-cell>
          <table:table-cell table:style-name="CE14" office:value-type="string">
            <text:p>18歲_平埔</text:p>
          </table:table-cell>
          <table:table-cell table:style-name="CE12" office:value-type="string">
            <text:p>19歲_合計</text:p>
          </table:table-cell>
          <table:table-cell table:style-name="CE12" office:value-type="string">
            <text:p>19歲_平地</text:p>
          </table:table-cell>
          <table:table-cell table:style-name="CE12" office:value-type="string">
            <text:p>19歲_山地</text:p>
          </table:table-cell>
          <table:table-cell table:style-name="CE14" office:value-type="string">
            <text:p>19歲_平埔</text:p>
          </table:table-cell>
          <table:table-cell table:style-name="CE12" office:value-type="string">
            <text:p>20歲_合計</text:p>
          </table:table-cell>
          <table:table-cell table:style-name="CE12" office:value-type="string">
            <text:p>20歲_平地</text:p>
          </table:table-cell>
          <table:table-cell table:style-name="CE12" office:value-type="string">
            <text:p>20歲_山地</text:p>
          </table:table-cell>
          <table:table-cell table:style-name="CE14" office:value-type="string">
            <text:p>20歲_平埔</text:p>
          </table:table-cell>
          <table:table-cell table:style-name="CE12" office:value-type="string">
            <text:p>21歲_合計</text:p>
          </table:table-cell>
          <table:table-cell table:style-name="CE12" office:value-type="string">
            <text:p>21歲_平地</text:p>
          </table:table-cell>
          <table:table-cell table:style-name="CE12" office:value-type="string">
            <text:p>21歲_山地</text:p>
          </table:table-cell>
          <table:table-cell table:style-name="CE14" office:value-type="string">
            <text:p>21歲_平埔</text:p>
          </table:table-cell>
          <table:table-cell table:style-name="CE12" office:value-type="string">
            <text:p>22歲_合計</text:p>
          </table:table-cell>
          <table:table-cell table:style-name="CE12" office:value-type="string">
            <text:p>22歲_平地</text:p>
          </table:table-cell>
          <table:table-cell table:style-name="CE12" office:value-type="string">
            <text:p>22歲_山地</text:p>
          </table:table-cell>
          <table:table-cell table:style-name="CE14" office:value-type="string">
            <text:p>22歲_平埔</text:p>
          </table:table-cell>
          <table:table-cell table:style-name="CE12" office:value-type="string">
            <text:p>23歲_合計</text:p>
          </table:table-cell>
          <table:table-cell table:style-name="CE12" office:value-type="string">
            <text:p>23歲_平地</text:p>
          </table:table-cell>
          <table:table-cell table:style-name="CE12" office:value-type="string">
            <text:p>23歲_山地</text:p>
          </table:table-cell>
          <table:table-cell table:style-name="CE14" office:value-type="string">
            <text:p>23歲_平埔</text:p>
          </table:table-cell>
          <table:table-cell table:style-name="CE12" office:value-type="string">
            <text:p>24歲_合計</text:p>
          </table:table-cell>
          <table:table-cell table:style-name="CE12" office:value-type="string">
            <text:p>24歲_平地</text:p>
          </table:table-cell>
          <table:table-cell table:style-name="CE12" office:value-type="string">
            <text:p>24歲_山地</text:p>
          </table:table-cell>
          <table:table-cell table:style-name="CE14" office:value-type="string">
            <text:p>24歲_平埔</text:p>
          </table:table-cell>
          <table:table-cell table:style-name="CE12" office:value-type="string">
            <text:p>25歲_合計</text:p>
          </table:table-cell>
          <table:table-cell table:style-name="CE12" office:value-type="string">
            <text:p>25歲_平地</text:p>
          </table:table-cell>
          <table:table-cell table:style-name="CE12" office:value-type="string">
            <text:p>25歲_山地</text:p>
          </table:table-cell>
          <table:table-cell table:style-name="CE14" office:value-type="string">
            <text:p>25歲_平埔</text:p>
          </table:table-cell>
          <table:table-cell table:style-name="CE12" office:value-type="string">
            <text:p>26歲_合計</text:p>
          </table:table-cell>
          <table:table-cell table:style-name="CE12" office:value-type="string">
            <text:p>26歲_平地</text:p>
          </table:table-cell>
          <table:table-cell table:style-name="CE12" office:value-type="string">
            <text:p>26歲_山地</text:p>
          </table:table-cell>
          <table:table-cell table:style-name="CE14" office:value-type="string">
            <text:p>26歲_平埔</text:p>
          </table:table-cell>
          <table:table-cell table:style-name="CE12" office:value-type="string">
            <text:p>27歲_合計</text:p>
          </table:table-cell>
          <table:table-cell table:style-name="CE12" office:value-type="string">
            <text:p>27歲_平地</text:p>
          </table:table-cell>
          <table:table-cell table:style-name="CE12" office:value-type="string">
            <text:p>27歲_山地</text:p>
          </table:table-cell>
          <table:table-cell table:style-name="CE14" office:value-type="string">
            <text:p>27歲_平埔</text:p>
          </table:table-cell>
          <table:table-cell table:style-name="CE12" office:value-type="string">
            <text:p>28歲_合計</text:p>
          </table:table-cell>
          <table:table-cell table:style-name="CE12" office:value-type="string">
            <text:p>28歲_平地</text:p>
          </table:table-cell>
          <table:table-cell table:style-name="CE12" office:value-type="string">
            <text:p>28歲_山地</text:p>
          </table:table-cell>
          <table:table-cell table:style-name="CE14" office:value-type="string">
            <text:p>28歲_平埔</text:p>
          </table:table-cell>
          <table:table-cell table:style-name="CE12" office:value-type="string">
            <text:p>29歲_合計</text:p>
          </table:table-cell>
          <table:table-cell table:style-name="CE12" office:value-type="string">
            <text:p>29歲_平地</text:p>
          </table:table-cell>
          <table:table-cell table:style-name="CE12" office:value-type="string">
            <text:p>29歲_山地</text:p>
          </table:table-cell>
          <table:table-cell table:style-name="CE14" office:value-type="string">
            <text:p>29歲_平埔</text:p>
          </table:table-cell>
          <table:table-cell table:style-name="CE12" office:value-type="string">
            <text:p>30歲_合計</text:p>
          </table:table-cell>
          <table:table-cell table:style-name="CE12" office:value-type="string">
            <text:p>30歲_平地</text:p>
          </table:table-cell>
          <table:table-cell table:style-name="CE12" office:value-type="string">
            <text:p>30歲_山地</text:p>
          </table:table-cell>
          <table:table-cell table:style-name="CE14" office:value-type="string">
            <text:p>30歲_平埔</text:p>
          </table:table-cell>
          <table:table-cell table:style-name="CE12" office:value-type="string">
            <text:p>31歲_合計</text:p>
          </table:table-cell>
          <table:table-cell table:style-name="CE12" office:value-type="string">
            <text:p>31歲_平地</text:p>
          </table:table-cell>
          <table:table-cell table:style-name="CE12" office:value-type="string">
            <text:p>31歲_山地</text:p>
          </table:table-cell>
          <table:table-cell table:style-name="CE14" office:value-type="string">
            <text:p>31歲_平埔</text:p>
          </table:table-cell>
          <table:table-cell table:style-name="CE12" office:value-type="string">
            <text:p>32歲_合計</text:p>
          </table:table-cell>
          <table:table-cell table:style-name="CE12" office:value-type="string">
            <text:p>32歲_平地</text:p>
          </table:table-cell>
          <table:table-cell table:style-name="CE12" office:value-type="string">
            <text:p>32歲_山地</text:p>
          </table:table-cell>
          <table:table-cell table:style-name="CE14" office:value-type="string">
            <text:p>32歲_平埔</text:p>
          </table:table-cell>
          <table:table-cell table:style-name="CE12" office:value-type="string">
            <text:p>33歲_合計</text:p>
          </table:table-cell>
          <table:table-cell table:style-name="CE12" office:value-type="string">
            <text:p>33歲_平地</text:p>
          </table:table-cell>
          <table:table-cell table:style-name="CE12" office:value-type="string">
            <text:p>33歲_山地</text:p>
          </table:table-cell>
          <table:table-cell table:style-name="CE14" office:value-type="string">
            <text:p>33歲_平埔</text:p>
          </table:table-cell>
          <table:table-cell table:style-name="CE12" office:value-type="string">
            <text:p>34歲_合計</text:p>
          </table:table-cell>
          <table:table-cell table:style-name="CE12" office:value-type="string">
            <text:p>34歲_平地</text:p>
          </table:table-cell>
          <table:table-cell table:style-name="CE12" office:value-type="string">
            <text:p>34歲_山地</text:p>
          </table:table-cell>
          <table:table-cell table:style-name="CE14" office:value-type="string">
            <text:p>34歲_平埔</text:p>
          </table:table-cell>
          <table:table-cell table:style-name="CE12" office:value-type="string">
            <text:p>35歲_合計</text:p>
          </table:table-cell>
          <table:table-cell table:style-name="CE12" office:value-type="string">
            <text:p>35歲_平地</text:p>
          </table:table-cell>
          <table:table-cell table:style-name="CE12" office:value-type="string">
            <text:p>35歲_山地</text:p>
          </table:table-cell>
          <table:table-cell table:style-name="CE14" office:value-type="string">
            <text:p>35歲_平埔</text:p>
          </table:table-cell>
          <table:table-cell table:style-name="CE12" office:value-type="string">
            <text:p>36歲_合計</text:p>
          </table:table-cell>
          <table:table-cell table:style-name="CE12" office:value-type="string">
            <text:p>36歲_平地</text:p>
          </table:table-cell>
          <table:table-cell table:style-name="CE12" office:value-type="string">
            <text:p>36歲_山地</text:p>
          </table:table-cell>
          <table:table-cell table:style-name="CE14" office:value-type="string">
            <text:p>36歲_平埔</text:p>
          </table:table-cell>
          <table:table-cell table:style-name="CE12" office:value-type="string">
            <text:p>37歲_合計</text:p>
          </table:table-cell>
          <table:table-cell table:style-name="CE12" office:value-type="string">
            <text:p>37歲_平地</text:p>
          </table:table-cell>
          <table:table-cell table:style-name="CE12" office:value-type="string">
            <text:p>37歲_山地</text:p>
          </table:table-cell>
          <table:table-cell table:style-name="CE14" office:value-type="string">
            <text:p>37歲_平埔</text:p>
          </table:table-cell>
          <table:table-cell table:style-name="CE12" office:value-type="string">
            <text:p>38歲_合計</text:p>
          </table:table-cell>
          <table:table-cell table:style-name="CE12" office:value-type="string">
            <text:p>38歲_平地</text:p>
          </table:table-cell>
          <table:table-cell table:style-name="CE12" office:value-type="string">
            <text:p>38歲_山地</text:p>
          </table:table-cell>
          <table:table-cell table:style-name="CE14" office:value-type="string">
            <text:p>38歲_平埔</text:p>
          </table:table-cell>
          <table:table-cell table:style-name="CE12" office:value-type="string">
            <text:p>39歲_合計</text:p>
          </table:table-cell>
          <table:table-cell table:style-name="CE12" office:value-type="string">
            <text:p>39歲_平地</text:p>
          </table:table-cell>
          <table:table-cell table:style-name="CE12" office:value-type="string">
            <text:p>39歲_山地</text:p>
          </table:table-cell>
          <table:table-cell table:style-name="CE14" office:value-type="string">
            <text:p>39歲_平埔</text:p>
          </table:table-cell>
          <table:table-cell table:style-name="CE12" office:value-type="string">
            <text:p>40歲_合計</text:p>
          </table:table-cell>
          <table:table-cell table:style-name="CE12" office:value-type="string">
            <text:p>40歲_平地</text:p>
          </table:table-cell>
          <table:table-cell table:style-name="CE12" office:value-type="string">
            <text:p>40歲_山地</text:p>
          </table:table-cell>
          <table:table-cell table:style-name="CE14" office:value-type="string">
            <text:p>40歲_平埔</text:p>
          </table:table-cell>
          <table:table-cell table:style-name="CE12" office:value-type="string">
            <text:p>41歲_合計</text:p>
          </table:table-cell>
          <table:table-cell table:style-name="CE12" office:value-type="string">
            <text:p>41歲_平地</text:p>
          </table:table-cell>
          <table:table-cell table:style-name="CE12" office:value-type="string">
            <text:p>41歲_山地</text:p>
          </table:table-cell>
          <table:table-cell table:style-name="CE14" office:value-type="string">
            <text:p>41歲_平埔</text:p>
          </table:table-cell>
          <table:table-cell table:style-name="CE12" office:value-type="string">
            <text:p>42歲_合計</text:p>
          </table:table-cell>
          <table:table-cell table:style-name="CE12" office:value-type="string">
            <text:p>42歲_平地</text:p>
          </table:table-cell>
          <table:table-cell table:style-name="CE12" office:value-type="string">
            <text:p>42歲_山地</text:p>
          </table:table-cell>
          <table:table-cell table:style-name="CE14" office:value-type="string">
            <text:p>42歲_平埔</text:p>
          </table:table-cell>
          <table:table-cell table:style-name="CE12" office:value-type="string">
            <text:p>43歲_合計</text:p>
          </table:table-cell>
          <table:table-cell table:style-name="CE12" office:value-type="string">
            <text:p>43歲_平地</text:p>
          </table:table-cell>
          <table:table-cell table:style-name="CE12" office:value-type="string">
            <text:p>43歲_山地</text:p>
          </table:table-cell>
          <table:table-cell table:style-name="CE14" office:value-type="string">
            <text:p>43歲_平埔</text:p>
          </table:table-cell>
          <table:table-cell table:style-name="CE12" office:value-type="string">
            <text:p>44歲_合計</text:p>
          </table:table-cell>
          <table:table-cell table:style-name="CE12" office:value-type="string">
            <text:p>44歲_平地</text:p>
          </table:table-cell>
          <table:table-cell table:style-name="CE12" office:value-type="string">
            <text:p>44歲_山地</text:p>
          </table:table-cell>
          <table:table-cell table:style-name="CE14" office:value-type="string">
            <text:p>44歲_平埔</text:p>
          </table:table-cell>
          <table:table-cell table:style-name="CE12" office:value-type="string">
            <text:p>45歲_合計</text:p>
          </table:table-cell>
          <table:table-cell table:style-name="CE12" office:value-type="string">
            <text:p>45歲_平地</text:p>
          </table:table-cell>
          <table:table-cell table:style-name="CE12" office:value-type="string">
            <text:p>45歲_山地</text:p>
          </table:table-cell>
          <table:table-cell table:style-name="CE14" office:value-type="string">
            <text:p>45歲_平埔</text:p>
          </table:table-cell>
          <table:table-cell table:style-name="CE12" office:value-type="string">
            <text:p>46歲_合計</text:p>
          </table:table-cell>
          <table:table-cell table:style-name="CE12" office:value-type="string">
            <text:p>46歲_平地</text:p>
          </table:table-cell>
          <table:table-cell table:style-name="CE12" office:value-type="string">
            <text:p>46歲_山地</text:p>
          </table:table-cell>
          <table:table-cell table:style-name="CE14" office:value-type="string">
            <text:p>46歲_平埔</text:p>
          </table:table-cell>
          <table:table-cell table:style-name="CE12" office:value-type="string">
            <text:p>47歲_合計</text:p>
          </table:table-cell>
          <table:table-cell table:style-name="CE12" office:value-type="string">
            <text:p>47歲_平地</text:p>
          </table:table-cell>
          <table:table-cell table:style-name="CE12" office:value-type="string">
            <text:p>47歲_山地</text:p>
          </table:table-cell>
          <table:table-cell table:style-name="CE14" office:value-type="string">
            <text:p>47歲_平埔</text:p>
          </table:table-cell>
          <table:table-cell table:style-name="CE12" office:value-type="string">
            <text:p>48歲_合計</text:p>
          </table:table-cell>
          <table:table-cell table:style-name="CE12" office:value-type="string">
            <text:p>48歲_平地</text:p>
          </table:table-cell>
          <table:table-cell table:style-name="CE12" office:value-type="string">
            <text:p>48歲_山地</text:p>
          </table:table-cell>
          <table:table-cell table:style-name="CE14" office:value-type="string">
            <text:p>48歲_平埔</text:p>
          </table:table-cell>
          <table:table-cell table:style-name="CE12" office:value-type="string">
            <text:p>49歲_合計</text:p>
          </table:table-cell>
          <table:table-cell table:style-name="CE12" office:value-type="string">
            <text:p>49歲_平地</text:p>
          </table:table-cell>
          <table:table-cell table:style-name="CE12" office:value-type="string">
            <text:p>49歲_山地</text:p>
          </table:table-cell>
          <table:table-cell table:style-name="CE14" office:value-type="string">
            <text:p>49歲_平埔</text:p>
          </table:table-cell>
          <table:table-cell table:style-name="CE12" office:value-type="string">
            <text:p>50歲_合計</text:p>
          </table:table-cell>
          <table:table-cell table:style-name="CE12" office:value-type="string">
            <text:p>50歲_平地</text:p>
          </table:table-cell>
          <table:table-cell table:style-name="CE12" office:value-type="string">
            <text:p>50歲_山地</text:p>
          </table:table-cell>
          <table:table-cell table:style-name="CE14" office:value-type="string">
            <text:p>50歲_平埔</text:p>
          </table:table-cell>
          <table:table-cell table:style-name="CE12" office:value-type="string">
            <text:p>51歲_合計</text:p>
          </table:table-cell>
          <table:table-cell table:style-name="CE12" office:value-type="string">
            <text:p>51歲_平地</text:p>
          </table:table-cell>
          <table:table-cell table:style-name="CE12" office:value-type="string">
            <text:p>51歲_山地</text:p>
          </table:table-cell>
          <table:table-cell table:style-name="CE14" office:value-type="string">
            <text:p>51歲_平埔</text:p>
          </table:table-cell>
          <table:table-cell table:style-name="CE12" office:value-type="string">
            <text:p>52歲_合計</text:p>
          </table:table-cell>
          <table:table-cell table:style-name="CE12" office:value-type="string">
            <text:p>52歲_平地</text:p>
          </table:table-cell>
          <table:table-cell table:style-name="CE12" office:value-type="string">
            <text:p>52歲_山地</text:p>
          </table:table-cell>
          <table:table-cell table:style-name="CE14" office:value-type="string">
            <text:p>52歲_平埔</text:p>
          </table:table-cell>
          <table:table-cell table:style-name="CE12" office:value-type="string">
            <text:p>53歲_合計</text:p>
          </table:table-cell>
          <table:table-cell table:style-name="CE12" office:value-type="string">
            <text:p>53歲_平地</text:p>
          </table:table-cell>
          <table:table-cell table:style-name="CE12" office:value-type="string">
            <text:p>53歲_山地</text:p>
          </table:table-cell>
          <table:table-cell table:style-name="CE14" office:value-type="string">
            <text:p>53歲_平埔</text:p>
          </table:table-cell>
          <table:table-cell table:style-name="CE12" office:value-type="string">
            <text:p>54歲_合計</text:p>
          </table:table-cell>
          <table:table-cell table:style-name="CE12" office:value-type="string">
            <text:p>54歲_平地</text:p>
          </table:table-cell>
          <table:table-cell table:style-name="CE12" office:value-type="string">
            <text:p>54歲_山地</text:p>
          </table:table-cell>
          <table:table-cell table:style-name="CE14" office:value-type="string">
            <text:p>54歲_平埔</text:p>
          </table:table-cell>
          <table:table-cell table:style-name="CE12" office:value-type="string">
            <text:p>55歲_合計</text:p>
          </table:table-cell>
          <table:table-cell table:style-name="CE12" office:value-type="string">
            <text:p>55歲_平地</text:p>
          </table:table-cell>
          <table:table-cell table:style-name="CE12" office:value-type="string">
            <text:p>55歲_山地</text:p>
          </table:table-cell>
          <table:table-cell table:style-name="CE14" office:value-type="string">
            <text:p>55歲_平埔</text:p>
          </table:table-cell>
          <table:table-cell table:style-name="CE12" office:value-type="string">
            <text:p>56歲_合計</text:p>
          </table:table-cell>
          <table:table-cell table:style-name="CE12" office:value-type="string">
            <text:p>56歲_平地</text:p>
          </table:table-cell>
          <table:table-cell table:style-name="CE12" office:value-type="string">
            <text:p>56歲_山地</text:p>
          </table:table-cell>
          <table:table-cell table:style-name="CE14" office:value-type="string">
            <text:p>56歲_平埔</text:p>
          </table:table-cell>
          <table:table-cell table:style-name="CE12" office:value-type="string">
            <text:p>57歲_合計</text:p>
          </table:table-cell>
          <table:table-cell table:style-name="CE12" office:value-type="string">
            <text:p>57歲_平地</text:p>
          </table:table-cell>
          <table:table-cell table:style-name="CE12" office:value-type="string">
            <text:p>57歲_山地</text:p>
          </table:table-cell>
          <table:table-cell table:style-name="CE14" office:value-type="string">
            <text:p>57歲_平埔</text:p>
          </table:table-cell>
          <table:table-cell table:style-name="CE12" office:value-type="string">
            <text:p>58歲_合計</text:p>
          </table:table-cell>
          <table:table-cell table:style-name="CE12" office:value-type="string">
            <text:p>58歲_平地</text:p>
          </table:table-cell>
          <table:table-cell table:style-name="CE12" office:value-type="string">
            <text:p>58歲_山地</text:p>
          </table:table-cell>
          <table:table-cell table:style-name="CE14" office:value-type="string">
            <text:p>58歲_平埔</text:p>
          </table:table-cell>
          <table:table-cell table:style-name="CE12" office:value-type="string">
            <text:p>59歲_合計</text:p>
          </table:table-cell>
          <table:table-cell table:style-name="CE12" office:value-type="string">
            <text:p>59歲_平地</text:p>
          </table:table-cell>
          <table:table-cell table:style-name="CE12" office:value-type="string">
            <text:p>59歲_山地</text:p>
          </table:table-cell>
          <table:table-cell table:style-name="CE14" office:value-type="string">
            <text:p>59歲_平埔</text:p>
          </table:table-cell>
          <table:table-cell table:style-name="CE12" office:value-type="string">
            <text:p>60歲_合計</text:p>
          </table:table-cell>
          <table:table-cell table:style-name="CE12" office:value-type="string">
            <text:p>60歲_平地</text:p>
          </table:table-cell>
          <table:table-cell table:style-name="CE12" office:value-type="string">
            <text:p>60歲_山地</text:p>
          </table:table-cell>
          <table:table-cell table:style-name="CE14" office:value-type="string">
            <text:p>60歲_平埔</text:p>
          </table:table-cell>
          <table:table-cell table:style-name="CE12" office:value-type="string">
            <text:p>61歲_合計</text:p>
          </table:table-cell>
          <table:table-cell table:style-name="CE12" office:value-type="string">
            <text:p>61歲_平地</text:p>
          </table:table-cell>
          <table:table-cell table:style-name="CE12" office:value-type="string">
            <text:p>61歲_山地</text:p>
          </table:table-cell>
          <table:table-cell table:style-name="CE14" office:value-type="string">
            <text:p>61歲_平埔</text:p>
          </table:table-cell>
          <table:table-cell table:style-name="CE12" office:value-type="string">
            <text:p>62歲_合計</text:p>
          </table:table-cell>
          <table:table-cell table:style-name="CE12" office:value-type="string">
            <text:p>62歲_平地</text:p>
          </table:table-cell>
          <table:table-cell table:style-name="CE12" office:value-type="string">
            <text:p>62歲_山地</text:p>
          </table:table-cell>
          <table:table-cell table:style-name="CE14" office:value-type="string">
            <text:p>62歲_平埔</text:p>
          </table:table-cell>
          <table:table-cell table:style-name="CE12" office:value-type="string">
            <text:p>63歲_合計</text:p>
          </table:table-cell>
          <table:table-cell table:style-name="CE12" office:value-type="string">
            <text:p>63歲_平地</text:p>
          </table:table-cell>
          <table:table-cell table:style-name="CE12" office:value-type="string">
            <text:p>63歲_山地</text:p>
          </table:table-cell>
          <table:table-cell table:style-name="CE14" office:value-type="string">
            <text:p>63歲_平埔</text:p>
          </table:table-cell>
          <table:table-cell table:style-name="CE12" office:value-type="string">
            <text:p>64歲_合計</text:p>
          </table:table-cell>
          <table:table-cell table:style-name="CE12" office:value-type="string">
            <text:p>64歲_平地</text:p>
          </table:table-cell>
          <table:table-cell table:style-name="CE12" office:value-type="string">
            <text:p>64歲_山地</text:p>
          </table:table-cell>
          <table:table-cell table:style-name="CE14" office:value-type="string">
            <text:p>64歲_平埔</text:p>
          </table:table-cell>
          <table:table-cell table:style-name="CE12" office:value-type="string">
            <text:p>65歲_合計</text:p>
          </table:table-cell>
          <table:table-cell table:style-name="CE12" office:value-type="string">
            <text:p>65歲_平地</text:p>
          </table:table-cell>
          <table:table-cell table:style-name="CE12" office:value-type="string">
            <text:p>65歲_山地</text:p>
          </table:table-cell>
          <table:table-cell table:style-name="CE14" office:value-type="string">
            <text:p>65歲_平埔</text:p>
          </table:table-cell>
          <table:table-cell table:style-name="CE12" office:value-type="string">
            <text:p>66歲_合計</text:p>
          </table:table-cell>
          <table:table-cell table:style-name="CE12" office:value-type="string">
            <text:p>66歲_平地</text:p>
          </table:table-cell>
          <table:table-cell table:style-name="CE12" office:value-type="string">
            <text:p>66歲_山地</text:p>
          </table:table-cell>
          <table:table-cell table:style-name="CE14" office:value-type="string">
            <text:p>66歲_平埔</text:p>
          </table:table-cell>
          <table:table-cell table:style-name="CE12" office:value-type="string">
            <text:p>67歲_合計</text:p>
          </table:table-cell>
          <table:table-cell table:style-name="CE12" office:value-type="string">
            <text:p>67歲_平地</text:p>
          </table:table-cell>
          <table:table-cell table:style-name="CE12" office:value-type="string">
            <text:p>67歲_山地</text:p>
          </table:table-cell>
          <table:table-cell table:style-name="CE14" office:value-type="string">
            <text:p>67歲_平埔</text:p>
          </table:table-cell>
          <table:table-cell table:style-name="CE12" office:value-type="string">
            <text:p>68歲_合計</text:p>
          </table:table-cell>
          <table:table-cell table:style-name="CE12" office:value-type="string">
            <text:p>68歲_平地</text:p>
          </table:table-cell>
          <table:table-cell table:style-name="CE12" office:value-type="string">
            <text:p>68歲_山地</text:p>
          </table:table-cell>
          <table:table-cell table:style-name="CE14" office:value-type="string">
            <text:p>68歲_平埔</text:p>
          </table:table-cell>
          <table:table-cell table:style-name="CE12" office:value-type="string">
            <text:p>69歲_合計</text:p>
          </table:table-cell>
          <table:table-cell table:style-name="CE12" office:value-type="string">
            <text:p>69歲_平地</text:p>
          </table:table-cell>
          <table:table-cell table:style-name="CE12" office:value-type="string">
            <text:p>69歲_山地</text:p>
          </table:table-cell>
          <table:table-cell table:style-name="CE14" office:value-type="string">
            <text:p>69歲_平埔</text:p>
          </table:table-cell>
          <table:table-cell table:style-name="CE12" office:value-type="string">
            <text:p>70歲_合計</text:p>
          </table:table-cell>
          <table:table-cell table:style-name="CE12" office:value-type="string">
            <text:p>70歲_平地</text:p>
          </table:table-cell>
          <table:table-cell table:style-name="CE12" office:value-type="string">
            <text:p>70歲_山地</text:p>
          </table:table-cell>
          <table:table-cell table:style-name="CE14" office:value-type="string">
            <text:p>70歲_平埔</text:p>
          </table:table-cell>
          <table:table-cell table:style-name="CE12" office:value-type="string">
            <text:p>71歲_合計</text:p>
          </table:table-cell>
          <table:table-cell table:style-name="CE12" office:value-type="string">
            <text:p>71歲_平地</text:p>
          </table:table-cell>
          <table:table-cell table:style-name="CE12" office:value-type="string">
            <text:p>71歲_山地</text:p>
          </table:table-cell>
          <table:table-cell table:style-name="CE14" office:value-type="string">
            <text:p>71歲_平埔</text:p>
          </table:table-cell>
          <table:table-cell table:style-name="CE12" office:value-type="string">
            <text:p>72歲_合計</text:p>
          </table:table-cell>
          <table:table-cell table:style-name="CE12" office:value-type="string">
            <text:p>72歲_平地</text:p>
          </table:table-cell>
          <table:table-cell table:style-name="CE12" office:value-type="string">
            <text:p>72歲_山地</text:p>
          </table:table-cell>
          <table:table-cell table:style-name="CE14" office:value-type="string">
            <text:p>72歲_平埔</text:p>
          </table:table-cell>
          <table:table-cell table:style-name="CE12" office:value-type="string">
            <text:p>73歲_合計</text:p>
          </table:table-cell>
          <table:table-cell table:style-name="CE12" office:value-type="string">
            <text:p>73歲_平地</text:p>
          </table:table-cell>
          <table:table-cell table:style-name="CE12" office:value-type="string">
            <text:p>73歲_山地</text:p>
          </table:table-cell>
          <table:table-cell table:style-name="CE14" office:value-type="string">
            <text:p>73歲_平埔</text:p>
          </table:table-cell>
          <table:table-cell table:style-name="CE12" office:value-type="string">
            <text:p>74歲_合計</text:p>
          </table:table-cell>
          <table:table-cell table:style-name="CE12" office:value-type="string">
            <text:p>74歲_平地</text:p>
          </table:table-cell>
          <table:table-cell table:style-name="CE12" office:value-type="string">
            <text:p>74歲_山地</text:p>
          </table:table-cell>
          <table:table-cell table:style-name="CE14" office:value-type="string">
            <text:p>74歲_平埔</text:p>
          </table:table-cell>
          <table:table-cell table:style-name="CE12" office:value-type="string">
            <text:p>75歲_合計</text:p>
          </table:table-cell>
          <table:table-cell table:style-name="CE12" office:value-type="string">
            <text:p>75歲_平地</text:p>
          </table:table-cell>
          <table:table-cell table:style-name="CE12" office:value-type="string">
            <text:p>75歲_山地</text:p>
          </table:table-cell>
          <table:table-cell table:style-name="CE14" office:value-type="string">
            <text:p>75歲_平埔</text:p>
          </table:table-cell>
          <table:table-cell table:style-name="CE12" office:value-type="string">
            <text:p>76歲_合計</text:p>
          </table:table-cell>
          <table:table-cell table:style-name="CE12" office:value-type="string">
            <text:p>76歲_平地</text:p>
          </table:table-cell>
          <table:table-cell table:style-name="CE12" office:value-type="string">
            <text:p>76歲_山地</text:p>
          </table:table-cell>
          <table:table-cell table:style-name="CE14" office:value-type="string">
            <text:p>76歲_平埔</text:p>
          </table:table-cell>
          <table:table-cell table:style-name="CE12" office:value-type="string">
            <text:p>77歲_合計</text:p>
          </table:table-cell>
          <table:table-cell table:style-name="CE12" office:value-type="string">
            <text:p>77歲_平地</text:p>
          </table:table-cell>
          <table:table-cell table:style-name="CE12" office:value-type="string">
            <text:p>77歲_山地</text:p>
          </table:table-cell>
          <table:table-cell table:style-name="CE14" office:value-type="string">
            <text:p>77歲_平埔</text:p>
          </table:table-cell>
          <table:table-cell table:style-name="CE12" office:value-type="string">
            <text:p>78歲_合計</text:p>
          </table:table-cell>
          <table:table-cell table:style-name="CE12" office:value-type="string">
            <text:p>78歲_平地</text:p>
          </table:table-cell>
          <table:table-cell table:style-name="CE12" office:value-type="string">
            <text:p>78歲_山地</text:p>
          </table:table-cell>
          <table:table-cell table:style-name="CE14" office:value-type="string">
            <text:p>78歲_平埔</text:p>
          </table:table-cell>
          <table:table-cell table:style-name="CE12" office:value-type="string">
            <text:p>79歲_合計</text:p>
          </table:table-cell>
          <table:table-cell table:style-name="CE12" office:value-type="string">
            <text:p>79歲_平地</text:p>
          </table:table-cell>
          <table:table-cell table:style-name="CE12" office:value-type="string">
            <text:p>79歲_山地</text:p>
          </table:table-cell>
          <table:table-cell table:style-name="CE14" office:value-type="string">
            <text:p>79歲_平埔</text:p>
          </table:table-cell>
          <table:table-cell table:style-name="CE12" office:value-type="string">
            <text:p>80歲_合計</text:p>
          </table:table-cell>
          <table:table-cell table:style-name="CE12" office:value-type="string">
            <text:p>80歲_平地</text:p>
          </table:table-cell>
          <table:table-cell table:style-name="CE12" office:value-type="string">
            <text:p>80歲_山地</text:p>
          </table:table-cell>
          <table:table-cell table:style-name="CE14" office:value-type="string">
            <text:p>80歲_平埔</text:p>
          </table:table-cell>
          <table:table-cell table:style-name="CE12" office:value-type="string">
            <text:p>81歲_合計</text:p>
          </table:table-cell>
          <table:table-cell table:style-name="CE12" office:value-type="string">
            <text:p>81歲_平地</text:p>
          </table:table-cell>
          <table:table-cell table:style-name="CE12" office:value-type="string">
            <text:p>81歲_山地</text:p>
          </table:table-cell>
          <table:table-cell table:style-name="CE14" office:value-type="string">
            <text:p>81歲_平埔</text:p>
          </table:table-cell>
          <table:table-cell table:style-name="CE12" office:value-type="string">
            <text:p>82歲_合計</text:p>
          </table:table-cell>
          <table:table-cell table:style-name="CE12" office:value-type="string">
            <text:p>82歲_平地</text:p>
          </table:table-cell>
          <table:table-cell table:style-name="CE12" office:value-type="string">
            <text:p>82歲_山地</text:p>
          </table:table-cell>
          <table:table-cell table:style-name="CE14" office:value-type="string">
            <text:p>82歲_平埔</text:p>
          </table:table-cell>
          <table:table-cell table:style-name="CE12" office:value-type="string">
            <text:p>83歲_合計</text:p>
          </table:table-cell>
          <table:table-cell table:style-name="CE12" office:value-type="string">
            <text:p>83歲_平地</text:p>
          </table:table-cell>
          <table:table-cell table:style-name="CE12" office:value-type="string">
            <text:p>83歲_山地</text:p>
          </table:table-cell>
          <table:table-cell table:style-name="CE14" office:value-type="string">
            <text:p>83歲_平埔</text:p>
          </table:table-cell>
          <table:table-cell table:style-name="CE12" office:value-type="string">
            <text:p>84歲_合計</text:p>
          </table:table-cell>
          <table:table-cell table:style-name="CE12" office:value-type="string">
            <text:p>84歲_平地</text:p>
          </table:table-cell>
          <table:table-cell table:style-name="CE12" office:value-type="string">
            <text:p>84歲_山地</text:p>
          </table:table-cell>
          <table:table-cell table:style-name="CE14" office:value-type="string">
            <text:p>84歲_平埔</text:p>
          </table:table-cell>
          <table:table-cell table:style-name="CE12" office:value-type="string">
            <text:p>85歲_合計</text:p>
          </table:table-cell>
          <table:table-cell table:style-name="CE12" office:value-type="string">
            <text:p>85歲_平地</text:p>
          </table:table-cell>
          <table:table-cell table:style-name="CE12" office:value-type="string">
            <text:p>85歲_山地</text:p>
          </table:table-cell>
          <table:table-cell table:style-name="CE14" office:value-type="string">
            <text:p>85歲_平埔</text:p>
          </table:table-cell>
          <table:table-cell table:style-name="CE12" office:value-type="string">
            <text:p>86歲_合計</text:p>
          </table:table-cell>
          <table:table-cell table:style-name="CE12" office:value-type="string">
            <text:p>86歲_平地</text:p>
          </table:table-cell>
          <table:table-cell table:style-name="CE12" office:value-type="string">
            <text:p>86歲_山地</text:p>
          </table:table-cell>
          <table:table-cell table:style-name="CE14" office:value-type="string">
            <text:p>86歲_平埔</text:p>
          </table:table-cell>
          <table:table-cell table:style-name="CE12" office:value-type="string">
            <text:p>87歲_合計</text:p>
          </table:table-cell>
          <table:table-cell table:style-name="CE12" office:value-type="string">
            <text:p>87歲_平地</text:p>
          </table:table-cell>
          <table:table-cell table:style-name="CE12" office:value-type="string">
            <text:p>87歲_山地</text:p>
          </table:table-cell>
          <table:table-cell table:style-name="CE14" office:value-type="string">
            <text:p>87歲_平埔</text:p>
          </table:table-cell>
          <table:table-cell table:style-name="CE12" office:value-type="string">
            <text:p>88歲_合計</text:p>
          </table:table-cell>
          <table:table-cell table:style-name="CE12" office:value-type="string">
            <text:p>88歲_平地</text:p>
          </table:table-cell>
          <table:table-cell table:style-name="CE12" office:value-type="string">
            <text:p>88歲_山地</text:p>
          </table:table-cell>
          <table:table-cell table:style-name="CE14" office:value-type="string">
            <text:p>88歲_平埔</text:p>
          </table:table-cell>
          <table:table-cell table:style-name="CE12" office:value-type="string">
            <text:p>89歲_合計</text:p>
          </table:table-cell>
          <table:table-cell table:style-name="CE12" office:value-type="string">
            <text:p>89歲_平地</text:p>
          </table:table-cell>
          <table:table-cell table:style-name="CE12" office:value-type="string">
            <text:p>89歲_山地</text:p>
          </table:table-cell>
          <table:table-cell table:style-name="CE14" office:value-type="string">
            <text:p>89歲_平埔</text:p>
          </table:table-cell>
          <table:table-cell table:style-name="CE12" office:value-type="string">
            <text:p>90歲_合計</text:p>
          </table:table-cell>
          <table:table-cell table:style-name="CE12" office:value-type="string">
            <text:p>90歲_平地</text:p>
          </table:table-cell>
          <table:table-cell table:style-name="CE12" office:value-type="string">
            <text:p>90歲_山地</text:p>
          </table:table-cell>
          <table:table-cell table:style-name="CE14" office:value-type="string">
            <text:p>90歲_平埔</text:p>
          </table:table-cell>
          <table:table-cell table:style-name="CE12" office:value-type="string">
            <text:p>91歲_合計</text:p>
          </table:table-cell>
          <table:table-cell table:style-name="CE12" office:value-type="string">
            <text:p>91歲_平地</text:p>
          </table:table-cell>
          <table:table-cell table:style-name="CE12" office:value-type="string">
            <text:p>91歲_山地</text:p>
          </table:table-cell>
          <table:table-cell table:style-name="CE14" office:value-type="string">
            <text:p>91歲_平埔</text:p>
          </table:table-cell>
          <table:table-cell table:style-name="CE12" office:value-type="string">
            <text:p>92歲_合計</text:p>
          </table:table-cell>
          <table:table-cell table:style-name="CE12" office:value-type="string">
            <text:p>92歲_平地</text:p>
          </table:table-cell>
          <table:table-cell table:style-name="CE12" office:value-type="string">
            <text:p>92歲_山地</text:p>
          </table:table-cell>
          <table:table-cell table:style-name="CE14" office:value-type="string">
            <text:p>92歲_平埔</text:p>
          </table:table-cell>
          <table:table-cell table:style-name="CE12" office:value-type="string">
            <text:p>93歲_合計</text:p>
          </table:table-cell>
          <table:table-cell table:style-name="CE12" office:value-type="string">
            <text:p>93歲_平地</text:p>
          </table:table-cell>
          <table:table-cell table:style-name="CE12" office:value-type="string">
            <text:p>93歲_山地</text:p>
          </table:table-cell>
          <table:table-cell table:style-name="CE14" office:value-type="string">
            <text:p>93歲_平埔</text:p>
          </table:table-cell>
          <table:table-cell table:style-name="CE12" office:value-type="string">
            <text:p>94歲_合計</text:p>
          </table:table-cell>
          <table:table-cell table:style-name="CE12" office:value-type="string">
            <text:p>94歲_平地</text:p>
          </table:table-cell>
          <table:table-cell table:style-name="CE12" office:value-type="string">
            <text:p>94歲_山地</text:p>
          </table:table-cell>
          <table:table-cell table:style-name="CE14" office:value-type="string">
            <text:p>94歲_平埔</text:p>
          </table:table-cell>
          <table:table-cell table:style-name="CE12" office:value-type="string">
            <text:p>95歲_合計</text:p>
          </table:table-cell>
          <table:table-cell table:style-name="CE12" office:value-type="string">
            <text:p>95歲_平地</text:p>
          </table:table-cell>
          <table:table-cell table:style-name="CE12" office:value-type="string">
            <text:p>95歲_山地</text:p>
          </table:table-cell>
          <table:table-cell table:style-name="CE14" office:value-type="string">
            <text:p>95歲_平埔</text:p>
          </table:table-cell>
          <table:table-cell table:style-name="CE12" office:value-type="string">
            <text:p>96歲_合計</text:p>
          </table:table-cell>
          <table:table-cell table:style-name="CE12" office:value-type="string">
            <text:p>96歲_平地</text:p>
          </table:table-cell>
          <table:table-cell table:style-name="CE12" office:value-type="string">
            <text:p>96歲_山地</text:p>
          </table:table-cell>
          <table:table-cell table:style-name="CE14" office:value-type="string">
            <text:p>96歲_平埔</text:p>
          </table:table-cell>
          <table:table-cell table:style-name="CE12" office:value-type="string">
            <text:p>97歲_合計</text:p>
          </table:table-cell>
          <table:table-cell table:style-name="CE12" office:value-type="string">
            <text:p>97歲_平地</text:p>
          </table:table-cell>
          <table:table-cell table:style-name="CE12" office:value-type="string">
            <text:p>97歲_山地</text:p>
          </table:table-cell>
          <table:table-cell table:style-name="CE14" office:value-type="string">
            <text:p>97歲_平埔</text:p>
          </table:table-cell>
          <table:table-cell table:style-name="CE12" office:value-type="string">
            <text:p>98歲_合計</text:p>
          </table:table-cell>
          <table:table-cell table:style-name="CE12" office:value-type="string">
            <text:p>98歲_平地</text:p>
          </table:table-cell>
          <table:table-cell table:style-name="CE12" office:value-type="string">
            <text:p>98歲_山地</text:p>
          </table:table-cell>
          <table:table-cell table:style-name="CE14" office:value-type="string">
            <text:p>98歲_平埔</text:p>
          </table:table-cell>
          <table:table-cell table:style-name="CE12" office:value-type="string">
            <text:p>99歲_合計</text:p>
          </table:table-cell>
          <table:table-cell table:style-name="CE12" office:value-type="string">
            <text:p>99歲_平地</text:p>
          </table:table-cell>
          <table:table-cell table:style-name="CE12" office:value-type="string">
            <text:p>99歲_山地</text:p>
          </table:table-cell>
          <table:table-cell table:style-name="CE14" office:value-type="string">
            <text:p>99歲_平埔</text:p>
          </table:table-cell>
          <table:table-cell table:style-name="CE12" office:value-type="string">
            <text:p>100歲以上_合計</text:p>
          </table:table-cell>
          <table:table-cell table:style-name="CE12" office:value-type="string">
            <text:p>100歲以上_平地</text:p>
          </table:table-cell>
          <table:table-cell table:style-name="CE12" office:value-type="string">
            <text:p>100歲以上_山地</text:p>
          </table:table-cell>
          <table:table-cell table:style-name="CE14" office:value-type="string">
            <text:p>100歲以上_平埔</text:p>
          </table:table-cell>
          <table:table-cell table:number-columns-repeated="15978" table:style-name="CE1"/>
        </table:table-row>
        <table:table-row table:style-name="RO2" table:default-cell-style-name="CE1">
          <table:table-cell table:style-name="CE3" office:value-type="string">
            <text:p>總計</text:p>
          </table:table-cell>
          <table:table-cell table:style-name="CE15" office:value-type="string">
            <text:p>計</text:p>
          </table:table-cell>
          <table:table-cell table:style-name="CE5" office:value-type="float" office:value="510">
            <text:p>510</text:p>
          </table:table-cell>
          <table:table-cell table:style-name="CE5" office:value-type="float" office:value="183">
            <text:p>183</text:p>
          </table:table-cell>
          <table:table-cell table:style-name="CE5" office:value-type="float" office:value="327">
            <text:p>32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43">
            <text:p>643</text:p>
          </table:table-cell>
          <table:table-cell table:style-name="CE5" office:value-type="float" office:value="243">
            <text:p>243</text:p>
          </table:table-cell>
          <table:table-cell table:style-name="CE5" office:value-type="float" office:value="400">
            <text:p>40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99">
            <text:p>699</text:p>
          </table:table-cell>
          <table:table-cell table:style-name="CE5" office:value-type="float" office:value="274">
            <text:p>274</text:p>
          </table:table-cell>
          <table:table-cell table:style-name="CE5" office:value-type="float" office:value="425">
            <text:p>42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78">
            <text:p>678</text:p>
          </table:table-cell>
          <table:table-cell table:style-name="CE5" office:value-type="float" office:value="246">
            <text:p>246</text:p>
          </table:table-cell>
          <table:table-cell table:style-name="CE5" office:value-type="float" office:value="432">
            <text:p>43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22">
            <text:p>722</text:p>
          </table:table-cell>
          <table:table-cell table:style-name="CE5" office:value-type="float" office:value="278">
            <text:p>278</text:p>
          </table:table-cell>
          <table:table-cell table:style-name="CE5" office:value-type="float" office:value="444">
            <text:p>44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05">
            <text:p>705</text:p>
          </table:table-cell>
          <table:table-cell table:style-name="CE5" office:value-type="float" office:value="286">
            <text:p>286</text:p>
          </table:table-cell>
          <table:table-cell table:style-name="CE5" office:value-type="float" office:value="419">
            <text:p>41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44">
            <text:p>744</text:p>
          </table:table-cell>
          <table:table-cell table:style-name="CE5" office:value-type="float" office:value="301">
            <text:p>301</text:p>
          </table:table-cell>
          <table:table-cell table:style-name="CE5" office:value-type="float" office:value="443">
            <text:p>44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58">
            <text:p>758</text:p>
          </table:table-cell>
          <table:table-cell table:style-name="CE5" office:value-type="float" office:value="292">
            <text:p>292</text:p>
          </table:table-cell>
          <table:table-cell table:style-name="CE5" office:value-type="float" office:value="466">
            <text:p>46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58">
            <text:p>758</text:p>
          </table:table-cell>
          <table:table-cell table:style-name="CE5" office:value-type="float" office:value="293">
            <text:p>293</text:p>
          </table:table-cell>
          <table:table-cell table:style-name="CE5" office:value-type="float" office:value="465">
            <text:p>46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99">
            <text:p>799</text:p>
          </table:table-cell>
          <table:table-cell table:style-name="CE5" office:value-type="float" office:value="324">
            <text:p>324</text:p>
          </table:table-cell>
          <table:table-cell table:style-name="CE5" office:value-type="float" office:value="475">
            <text:p>47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91">
            <text:p>791</text:p>
          </table:table-cell>
          <table:table-cell table:style-name="CE5" office:value-type="float" office:value="329">
            <text:p>329</text:p>
          </table:table-cell>
          <table:table-cell table:style-name="CE5" office:value-type="float" office:value="462">
            <text:p>46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25">
            <text:p>725</text:p>
          </table:table-cell>
          <table:table-cell table:style-name="CE5" office:value-type="float" office:value="286">
            <text:p>286</text:p>
          </table:table-cell>
          <table:table-cell table:style-name="CE5" office:value-type="float" office:value="439">
            <text:p>43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82">
            <text:p>682</text:p>
          </table:table-cell>
          <table:table-cell table:style-name="CE5" office:value-type="float" office:value="263">
            <text:p>263</text:p>
          </table:table-cell>
          <table:table-cell table:style-name="CE5" office:value-type="float" office:value="419">
            <text:p>41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46">
            <text:p>746</text:p>
          </table:table-cell>
          <table:table-cell table:style-name="CE5" office:value-type="float" office:value="303">
            <text:p>303</text:p>
          </table:table-cell>
          <table:table-cell table:style-name="CE5" office:value-type="float" office:value="443">
            <text:p>44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94">
            <text:p>694</text:p>
          </table:table-cell>
          <table:table-cell table:style-name="CE5" office:value-type="float" office:value="281">
            <text:p>281</text:p>
          </table:table-cell>
          <table:table-cell table:style-name="CE5" office:value-type="float" office:value="413">
            <text:p>4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45">
            <text:p>645</text:p>
          </table:table-cell>
          <table:table-cell table:style-name="CE5" office:value-type="float" office:value="262">
            <text:p>262</text:p>
          </table:table-cell>
          <table:table-cell table:style-name="CE5" office:value-type="float" office:value="383">
            <text:p>38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14">
            <text:p>614</text:p>
          </table:table-cell>
          <table:table-cell table:style-name="CE5" office:value-type="float" office:value="246">
            <text:p>246</text:p>
          </table:table-cell>
          <table:table-cell table:style-name="CE5" office:value-type="float" office:value="368">
            <text:p>36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37">
            <text:p>637</text:p>
          </table:table-cell>
          <table:table-cell table:style-name="CE5" office:value-type="float" office:value="251">
            <text:p>251</text:p>
          </table:table-cell>
          <table:table-cell table:style-name="CE5" office:value-type="float" office:value="386">
            <text:p>38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65">
            <text:p>665</text:p>
          </table:table-cell>
          <table:table-cell table:style-name="CE5" office:value-type="float" office:value="265">
            <text:p>265</text:p>
          </table:table-cell>
          <table:table-cell table:style-name="CE5" office:value-type="float" office:value="400">
            <text:p>40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52">
            <text:p>652</text:p>
          </table:table-cell>
          <table:table-cell table:style-name="CE5" office:value-type="float" office:value="232">
            <text:p>232</text:p>
          </table:table-cell>
          <table:table-cell table:style-name="CE5" office:value-type="float" office:value="420">
            <text:p>42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20">
            <text:p>620</text:p>
          </table:table-cell>
          <table:table-cell table:style-name="CE5" office:value-type="float" office:value="229">
            <text:p>229</text:p>
          </table:table-cell>
          <table:table-cell table:style-name="CE5" office:value-type="float" office:value="391">
            <text:p>39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04">
            <text:p>604</text:p>
          </table:table-cell>
          <table:table-cell table:style-name="CE5" office:value-type="float" office:value="259">
            <text:p>259</text:p>
          </table:table-cell>
          <table:table-cell table:style-name="CE5" office:value-type="float" office:value="345">
            <text:p>34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00">
            <text:p>600</text:p>
          </table:table-cell>
          <table:table-cell table:style-name="CE5" office:value-type="float" office:value="247">
            <text:p>247</text:p>
          </table:table-cell>
          <table:table-cell table:style-name="CE5" office:value-type="float" office:value="353">
            <text:p>35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44">
            <text:p>644</text:p>
          </table:table-cell>
          <table:table-cell table:style-name="CE5" office:value-type="float" office:value="241">
            <text:p>241</text:p>
          </table:table-cell>
          <table:table-cell table:style-name="CE5" office:value-type="float" office:value="403">
            <text:p>40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62">
            <text:p>662</text:p>
          </table:table-cell>
          <table:table-cell table:style-name="CE5" office:value-type="float" office:value="248">
            <text:p>248</text:p>
          </table:table-cell>
          <table:table-cell table:style-name="CE5" office:value-type="float" office:value="414">
            <text:p>4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23">
            <text:p>723</text:p>
          </table:table-cell>
          <table:table-cell table:style-name="CE5" office:value-type="float" office:value="294">
            <text:p>294</text:p>
          </table:table-cell>
          <table:table-cell table:style-name="CE5" office:value-type="float" office:value="429">
            <text:p>42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08">
            <text:p>708</text:p>
          </table:table-cell>
          <table:table-cell table:style-name="CE5" office:value-type="float" office:value="289">
            <text:p>289</text:p>
          </table:table-cell>
          <table:table-cell table:style-name="CE5" office:value-type="float" office:value="419">
            <text:p>41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68">
            <text:p>668</text:p>
          </table:table-cell>
          <table:table-cell table:style-name="CE5" office:value-type="float" office:value="290">
            <text:p>290</text:p>
          </table:table-cell>
          <table:table-cell table:style-name="CE5" office:value-type="float" office:value="378">
            <text:p>37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83">
            <text:p>783</text:p>
          </table:table-cell>
          <table:table-cell table:style-name="CE5" office:value-type="float" office:value="301">
            <text:p>301</text:p>
          </table:table-cell>
          <table:table-cell table:style-name="CE5" office:value-type="float" office:value="482">
            <text:p>48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91">
            <text:p>791</text:p>
          </table:table-cell>
          <table:table-cell table:style-name="CE5" office:value-type="float" office:value="342">
            <text:p>342</text:p>
          </table:table-cell>
          <table:table-cell table:style-name="CE5" office:value-type="float" office:value="449">
            <text:p>44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92">
            <text:p>792</text:p>
          </table:table-cell>
          <table:table-cell table:style-name="CE5" office:value-type="float" office:value="318">
            <text:p>318</text:p>
          </table:table-cell>
          <table:table-cell table:style-name="CE5" office:value-type="float" office:value="474">
            <text:p>47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92">
            <text:p>792</text:p>
          </table:table-cell>
          <table:table-cell table:style-name="CE5" office:value-type="float" office:value="318">
            <text:p>318</text:p>
          </table:table-cell>
          <table:table-cell table:style-name="CE5" office:value-type="float" office:value="474">
            <text:p>47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02">
            <text:p>802</text:p>
          </table:table-cell>
          <table:table-cell table:style-name="CE5" office:value-type="float" office:value="362">
            <text:p>362</text:p>
          </table:table-cell>
          <table:table-cell table:style-name="CE5" office:value-type="float" office:value="440">
            <text:p>4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37">
            <text:p>737</text:p>
          </table:table-cell>
          <table:table-cell table:style-name="CE5" office:value-type="float" office:value="314">
            <text:p>314</text:p>
          </table:table-cell>
          <table:table-cell table:style-name="CE5" office:value-type="float" office:value="423">
            <text:p>42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59">
            <text:p>759</text:p>
          </table:table-cell>
          <table:table-cell table:style-name="CE5" office:value-type="float" office:value="341">
            <text:p>341</text:p>
          </table:table-cell>
          <table:table-cell table:style-name="CE5" office:value-type="float" office:value="418">
            <text:p>41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75">
            <text:p>775</text:p>
          </table:table-cell>
          <table:table-cell table:style-name="CE5" office:value-type="float" office:value="335">
            <text:p>335</text:p>
          </table:table-cell>
          <table:table-cell table:style-name="CE5" office:value-type="float" office:value="440">
            <text:p>4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08">
            <text:p>708</text:p>
          </table:table-cell>
          <table:table-cell table:style-name="CE5" office:value-type="float" office:value="322">
            <text:p>322</text:p>
          </table:table-cell>
          <table:table-cell table:style-name="CE5" office:value-type="float" office:value="386">
            <text:p>38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87">
            <text:p>687</text:p>
          </table:table-cell>
          <table:table-cell table:style-name="CE5" office:value-type="float" office:value="304">
            <text:p>304</text:p>
          </table:table-cell>
          <table:table-cell table:style-name="CE5" office:value-type="float" office:value="383">
            <text:p>38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32">
            <text:p>632</text:p>
          </table:table-cell>
          <table:table-cell table:style-name="CE5" office:value-type="float" office:value="258">
            <text:p>258</text:p>
          </table:table-cell>
          <table:table-cell table:style-name="CE5" office:value-type="float" office:value="374">
            <text:p>37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99">
            <text:p>599</text:p>
          </table:table-cell>
          <table:table-cell table:style-name="CE5" office:value-type="float" office:value="239">
            <text:p>239</text:p>
          </table:table-cell>
          <table:table-cell table:style-name="CE5" office:value-type="float" office:value="360">
            <text:p>36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10">
            <text:p>610</text:p>
          </table:table-cell>
          <table:table-cell table:style-name="CE5" office:value-type="float" office:value="275">
            <text:p>275</text:p>
          </table:table-cell>
          <table:table-cell table:style-name="CE5" office:value-type="float" office:value="335">
            <text:p>33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17">
            <text:p>617</text:p>
          </table:table-cell>
          <table:table-cell table:style-name="CE5" office:value-type="float" office:value="254">
            <text:p>254</text:p>
          </table:table-cell>
          <table:table-cell table:style-name="CE5" office:value-type="float" office:value="363">
            <text:p>36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19">
            <text:p>619</text:p>
          </table:table-cell>
          <table:table-cell table:style-name="CE5" office:value-type="float" office:value="267">
            <text:p>267</text:p>
          </table:table-cell>
          <table:table-cell table:style-name="CE5" office:value-type="float" office:value="352">
            <text:p>35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43">
            <text:p>643</text:p>
          </table:table-cell>
          <table:table-cell table:style-name="CE5" office:value-type="float" office:value="258">
            <text:p>258</text:p>
          </table:table-cell>
          <table:table-cell table:style-name="CE5" office:value-type="float" office:value="385">
            <text:p>38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08">
            <text:p>608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353">
            <text:p>35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54">
            <text:p>554</text:p>
          </table:table-cell>
          <table:table-cell table:style-name="CE5" office:value-type="float" office:value="232">
            <text:p>232</text:p>
          </table:table-cell>
          <table:table-cell table:style-name="CE5" office:value-type="float" office:value="322">
            <text:p>32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38">
            <text:p>538</text:p>
          </table:table-cell>
          <table:table-cell table:style-name="CE5" office:value-type="float" office:value="212">
            <text:p>212</text:p>
          </table:table-cell>
          <table:table-cell table:style-name="CE5" office:value-type="float" office:value="326">
            <text:p>32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34">
            <text:p>534</text:p>
          </table:table-cell>
          <table:table-cell table:style-name="CE5" office:value-type="float" office:value="233">
            <text:p>233</text:p>
          </table:table-cell>
          <table:table-cell table:style-name="CE5" office:value-type="float" office:value="301">
            <text:p>30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02">
            <text:p>502</text:p>
          </table:table-cell>
          <table:table-cell table:style-name="CE5" office:value-type="float" office:value="217">
            <text:p>217</text:p>
          </table:table-cell>
          <table:table-cell table:style-name="CE5" office:value-type="float" office:value="285">
            <text:p>28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98">
            <text:p>498</text:p>
          </table:table-cell>
          <table:table-cell table:style-name="CE5" office:value-type="float" office:value="214">
            <text:p>214</text:p>
          </table:table-cell>
          <table:table-cell table:style-name="CE5" office:value-type="float" office:value="284">
            <text:p>28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37">
            <text:p>437</text:p>
          </table:table-cell>
          <table:table-cell table:style-name="CE5" office:value-type="float" office:value="170">
            <text:p>170</text:p>
          </table:table-cell>
          <table:table-cell table:style-name="CE5" office:value-type="float" office:value="267">
            <text:p>26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04">
            <text:p>404</text:p>
          </table:table-cell>
          <table:table-cell table:style-name="CE5" office:value-type="float" office:value="177">
            <text:p>177</text:p>
          </table:table-cell>
          <table:table-cell table:style-name="CE5" office:value-type="float" office:value="227">
            <text:p>22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45">
            <text:p>445</text:p>
          </table:table-cell>
          <table:table-cell table:style-name="CE5" office:value-type="float" office:value="164">
            <text:p>164</text:p>
          </table:table-cell>
          <table:table-cell table:style-name="CE5" office:value-type="float" office:value="281">
            <text:p>28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45">
            <text:p>445</text:p>
          </table:table-cell>
          <table:table-cell table:style-name="CE5" office:value-type="float" office:value="182">
            <text:p>182</text:p>
          </table:table-cell>
          <table:table-cell table:style-name="CE5" office:value-type="float" office:value="263">
            <text:p>26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19">
            <text:p>419</text:p>
          </table:table-cell>
          <table:table-cell table:style-name="CE5" office:value-type="float" office:value="168">
            <text:p>168</text:p>
          </table:table-cell>
          <table:table-cell table:style-name="CE5" office:value-type="float" office:value="251">
            <text:p>25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69">
            <text:p>469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278">
            <text:p>27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67">
            <text:p>467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267">
            <text:p>26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83">
            <text:p>383</text:p>
          </table:table-cell>
          <table:table-cell table:style-name="CE5" office:value-type="float" office:value="161">
            <text:p>161</text:p>
          </table:table-cell>
          <table:table-cell table:style-name="CE5" office:value-type="float" office:value="222">
            <text:p>22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41">
            <text:p>441</text:p>
          </table:table-cell>
          <table:table-cell table:style-name="CE5" office:value-type="float" office:value="205">
            <text:p>205</text:p>
          </table:table-cell>
          <table:table-cell table:style-name="CE5" office:value-type="float" office:value="236">
            <text:p>23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59">
            <text:p>359</text:p>
          </table:table-cell>
          <table:table-cell table:style-name="CE5" office:value-type="float" office:value="168">
            <text:p>168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68">
            <text:p>468</text:p>
          </table:table-cell>
          <table:table-cell table:style-name="CE5" office:value-type="float" office:value="193">
            <text:p>193</text:p>
          </table:table-cell>
          <table:table-cell table:style-name="CE5" office:value-type="float" office:value="275">
            <text:p>27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18">
            <text:p>418</text:p>
          </table:table-cell>
          <table:table-cell table:style-name="CE5" office:value-type="float" office:value="185">
            <text:p>185</text:p>
          </table:table-cell>
          <table:table-cell table:style-name="CE5" office:value-type="float" office:value="233">
            <text:p>23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23">
            <text:p>423</text:p>
          </table:table-cell>
          <table:table-cell table:style-name="CE5" office:value-type="float" office:value="182">
            <text:p>182</text:p>
          </table:table-cell>
          <table:table-cell table:style-name="CE5" office:value-type="float" office:value="241">
            <text:p>24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71">
            <text:p>371</text:p>
          </table:table-cell>
          <table:table-cell table:style-name="CE5" office:value-type="float" office:value="159">
            <text:p>159</text:p>
          </table:table-cell>
          <table:table-cell table:style-name="CE5" office:value-type="float" office:value="212">
            <text:p>2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64">
            <text:p>364</text:p>
          </table:table-cell>
          <table:table-cell table:style-name="CE5" office:value-type="float" office:value="162">
            <text:p>162</text:p>
          </table:table-cell>
          <table:table-cell table:style-name="CE5" office:value-type="float" office:value="202">
            <text:p>20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09">
            <text:p>309</text:p>
          </table:table-cell>
          <table:table-cell table:style-name="CE5" office:value-type="float" office:value="132">
            <text:p>132</text:p>
          </table:table-cell>
          <table:table-cell table:style-name="CE5" office:value-type="float" office:value="177">
            <text:p>17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01">
            <text:p>301</text:p>
          </table:table-cell>
          <table:table-cell table:style-name="CE5" office:value-type="float" office:value="137">
            <text:p>137</text:p>
          </table:table-cell>
          <table:table-cell table:style-name="CE5" office:value-type="float" office:value="164">
            <text:p>16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63">
            <text:p>263</text:p>
          </table:table-cell>
          <table:table-cell table:style-name="CE5" office:value-type="float" office:value="118">
            <text:p>118</text:p>
          </table:table-cell>
          <table:table-cell table:style-name="CE5" office:value-type="float" office:value="145">
            <text:p>14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63">
            <text:p>263</text:p>
          </table:table-cell>
          <table:table-cell table:style-name="CE5" office:value-type="float" office:value="111">
            <text:p>111</text:p>
          </table:table-cell>
          <table:table-cell table:style-name="CE5" office:value-type="float" office:value="152">
            <text:p>15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46">
            <text:p>246</text:p>
          </table:table-cell>
          <table:table-cell table:style-name="CE5" office:value-type="float" office:value="111">
            <text:p>111</text:p>
          </table:table-cell>
          <table:table-cell table:style-name="CE5" office:value-type="float" office:value="135">
            <text:p>13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11">
            <text:p>211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127">
            <text:p>12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108">
            <text:p>10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46">
            <text:p>146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85">
            <text:p>8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7">
            <text:p>127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82">
            <text:p>8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34">
            <text:p>134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81">
            <text:p>8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1">
            <text:p>91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1">
            <text:p>71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15978" table:style-name="CE1"/>
        </table:table-row>
        <table:table-row table:style-name="RO1" table:default-cell-style-name="CE1">
          <table:table-cell table:style-name="CE3" office:value-type="string">
            <text:p>中區</text:p>
          </table:table-cell>
          <table:table-cell table:style-name="CE15" office:value-type="string">
            <text:p>計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15978" table:style-name="CE1"/>
        </table:table-row>
        <table:table-row table:style-name="RO1" table:default-cell-style-name="CE1">
          <table:table-cell table:style-name="CE3" office:value-type="string">
            <text:p>東區</text:p>
          </table:table-cell>
          <table:table-cell table:style-name="CE15" office:value-type="string">
            <text:p>計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15978" table:style-name="CE1"/>
        </table:table-row>
        <table:table-row table:style-name="RO1" table:default-cell-style-name="CE1">
          <table:table-cell table:style-name="CE3" office:value-type="string">
            <text:p>南區</text:p>
          </table:table-cell>
          <table:table-cell table:style-name="CE15" office:value-type="string">
            <text:p>計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15978" table:style-name="CE1"/>
        </table:table-row>
        <table:table-row table:style-name="RO1" table:default-cell-style-name="CE1">
          <table:table-cell table:style-name="CE3" office:value-type="string">
            <text:p>西區</text:p>
          </table:table-cell>
          <table:table-cell table:style-name="CE15" office:value-type="string">
            <text:p>計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15978" table:style-name="CE1"/>
        </table:table-row>
        <table:table-row table:style-name="RO1" table:default-cell-style-name="CE1">
          <table:table-cell table:style-name="CE3" office:value-type="string">
            <text:p>北區</text:p>
          </table:table-cell>
          <table:table-cell table:style-name="CE15" office:value-type="string">
            <text:p>計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15978" table:style-name="CE1"/>
        </table:table-row>
        <table:table-row table:style-name="RO1" table:default-cell-style-name="CE1">
          <table:table-cell table:style-name="CE3" office:value-type="string">
            <text:p>西屯區</text:p>
          </table:table-cell>
          <table:table-cell table:style-name="CE15" office:value-type="string">
            <text:p>計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15978" table:style-name="CE1"/>
        </table:table-row>
        <table:table-row table:style-name="RO1" table:default-cell-style-name="CE1">
          <table:table-cell table:style-name="CE3" office:value-type="string">
            <text:p>南屯區</text:p>
          </table:table-cell>
          <table:table-cell table:style-name="CE15" office:value-type="string">
            <text:p>計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15978" table:style-name="CE1"/>
        </table:table-row>
        <table:table-row table:style-name="RO1" table:default-cell-style-name="CE1">
          <table:table-cell table:style-name="CE3" office:value-type="string">
            <text:p>北屯區</text:p>
          </table:table-cell>
          <table:table-cell table:style-name="CE15" office:value-type="string">
            <text:p>計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4">
            <text:p>64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7">
            <text:p>77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0">
            <text:p>80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2">
            <text:p>82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4">
            <text:p>64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9">
            <text:p>69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4">
            <text:p>74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8">
            <text:p>78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3">
            <text:p>73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5">
            <text:p>75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6">
            <text:p>86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2">
            <text:p>72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5">
            <text:p>85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1">
            <text:p>71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9">
            <text:p>69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15978" table:style-name="CE1"/>
        </table:table-row>
        <table:table-row table:style-name="RO1" table:default-cell-style-name="CE1">
          <table:table-cell table:style-name="CE3" office:value-type="string">
            <text:p>豐原區</text:p>
          </table:table-cell>
          <table:table-cell table:style-name="CE15" office:value-type="string">
            <text:p>計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15978" table:style-name="CE1"/>
        </table:table-row>
        <table:table-row table:style-name="RO1" table:default-cell-style-name="CE1">
          <table:table-cell table:style-name="CE3" office:value-type="string">
            <text:p>東勢區</text:p>
          </table:table-cell>
          <table:table-cell table:style-name="CE15" office:value-type="string">
            <text:p>計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15978" table:style-name="CE1"/>
        </table:table-row>
        <table:table-row table:style-name="RO1" table:default-cell-style-name="CE1">
          <table:table-cell table:style-name="CE3" office:value-type="string">
            <text:p>大甲區</text:p>
          </table:table-cell>
          <table:table-cell table:style-name="CE15" office:value-type="string">
            <text:p>計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15978" table:style-name="CE1"/>
        </table:table-row>
        <table:table-row table:style-name="RO1" table:default-cell-style-name="CE1">
          <table:table-cell table:style-name="CE3" office:value-type="string">
            <text:p>清水區</text:p>
          </table:table-cell>
          <table:table-cell table:style-name="CE15" office:value-type="string">
            <text:p>計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15978" table:style-name="CE1"/>
        </table:table-row>
        <table:table-row table:style-name="RO1" table:default-cell-style-name="CE1">
          <table:table-cell table:style-name="CE3" office:value-type="string">
            <text:p>沙鹿區</text:p>
          </table:table-cell>
          <table:table-cell table:style-name="CE15" office:value-type="string">
            <text:p>計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15978" table:style-name="CE1"/>
        </table:table-row>
        <table:table-row table:style-name="RO1" table:default-cell-style-name="CE1">
          <table:table-cell table:style-name="CE3" office:value-type="string">
            <text:p>梧棲區</text:p>
          </table:table-cell>
          <table:table-cell table:style-name="CE15" office:value-type="string">
            <text:p>計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15978" table:style-name="CE1"/>
        </table:table-row>
        <table:table-row table:style-name="RO1" table:default-cell-style-name="CE1">
          <table:table-cell table:style-name="CE3" office:value-type="string">
            <text:p>后里區</text:p>
          </table:table-cell>
          <table:table-cell table:style-name="CE15" office:value-type="string">
            <text:p>計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15978" table:style-name="CE1"/>
        </table:table-row>
        <table:table-row table:style-name="RO1" table:default-cell-style-name="CE1">
          <table:table-cell table:style-name="CE3" office:value-type="string">
            <text:p>神岡區</text:p>
          </table:table-cell>
          <table:table-cell table:style-name="CE15" office:value-type="string">
            <text:p>計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15978" table:style-name="CE1"/>
        </table:table-row>
        <table:table-row table:style-name="RO1" table:default-cell-style-name="CE1">
          <table:table-cell table:style-name="CE3" office:value-type="string">
            <text:p>潭子區</text:p>
          </table:table-cell>
          <table:table-cell table:style-name="CE15" office:value-type="string">
            <text:p>計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15978" table:style-name="CE1"/>
        </table:table-row>
        <table:table-row table:style-name="RO1" table:default-cell-style-name="CE1">
          <table:table-cell table:style-name="CE3" office:value-type="string">
            <text:p>大雅區</text:p>
          </table:table-cell>
          <table:table-cell table:style-name="CE15" office:value-type="string">
            <text:p>計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15978" table:style-name="CE1"/>
        </table:table-row>
        <table:table-row table:style-name="RO1" table:default-cell-style-name="CE1">
          <table:table-cell table:style-name="CE3" office:value-type="string">
            <text:p>新社區</text:p>
          </table:table-cell>
          <table:table-cell table:style-name="CE15" office:value-type="string">
            <text:p>計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15978" table:style-name="CE1"/>
        </table:table-row>
        <table:table-row table:style-name="RO1" table:default-cell-style-name="CE1">
          <table:table-cell table:style-name="CE3" office:value-type="string">
            <text:p>石岡區</text:p>
          </table:table-cell>
          <table:table-cell table:style-name="CE15" office:value-type="string">
            <text:p>計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15978" table:style-name="CE1"/>
        </table:table-row>
        <table:table-row table:style-name="RO1" table:default-cell-style-name="CE1">
          <table:table-cell table:style-name="CE3" office:value-type="string">
            <text:p>外埔區</text:p>
          </table:table-cell>
          <table:table-cell table:style-name="CE15" office:value-type="string">
            <text:p>計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15978" table:style-name="CE1"/>
        </table:table-row>
        <table:table-row table:style-name="RO1" table:default-cell-style-name="CE1">
          <table:table-cell table:style-name="CE3" office:value-type="string">
            <text:p>大安區</text:p>
          </table:table-cell>
          <table:table-cell table:style-name="CE15" office:value-type="string">
            <text:p>計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15978" table:style-name="CE1"/>
        </table:table-row>
        <table:table-row table:style-name="RO1" table:default-cell-style-name="CE1">
          <table:table-cell table:style-name="CE3" office:value-type="string">
            <text:p>烏日區</text:p>
          </table:table-cell>
          <table:table-cell table:style-name="CE15" office:value-type="string">
            <text:p>計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15978" table:style-name="CE1"/>
        </table:table-row>
        <table:table-row table:style-name="RO1" table:default-cell-style-name="CE1">
          <table:table-cell table:style-name="CE3" office:value-type="string">
            <text:p>大肚區</text:p>
          </table:table-cell>
          <table:table-cell table:style-name="CE15" office:value-type="string">
            <text:p>計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15978" table:style-name="CE1"/>
        </table:table-row>
        <table:table-row table:style-name="RO1" table:default-cell-style-name="CE1">
          <table:table-cell table:style-name="CE3" office:value-type="string">
            <text:p>龍井區</text:p>
          </table:table-cell>
          <table:table-cell table:style-name="CE15" office:value-type="string">
            <text:p>計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15978" table:style-name="CE1"/>
        </table:table-row>
        <table:table-row table:style-name="RO1" table:default-cell-style-name="CE1">
          <table:table-cell table:style-name="CE3" office:value-type="string">
            <text:p>霧峰區</text:p>
          </table:table-cell>
          <table:table-cell table:style-name="CE15" office:value-type="string">
            <text:p>計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15978" table:style-name="CE1"/>
        </table:table-row>
        <table:table-row table:style-name="RO1" table:default-cell-style-name="CE1">
          <table:table-cell table:style-name="CE3" office:value-type="string">
            <text:p>太平區</text:p>
          </table:table-cell>
          <table:table-cell table:style-name="CE15" office:value-type="string">
            <text:p>計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3">
            <text:p>63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3">
            <text:p>83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1">
            <text:p>81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4">
            <text:p>94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2">
            <text:p>72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3">
            <text:p>73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7">
            <text:p>77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8">
            <text:p>78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2">
            <text:p>72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4">
            <text:p>64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5">
            <text:p>75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2">
            <text:p>72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5">
            <text:p>75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4">
            <text:p>74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9">
            <text:p>69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0">
            <text:p>90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5">
            <text:p>75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1">
            <text:p>71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9">
            <text:p>79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3">
            <text:p>73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9">
            <text:p>69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15978" table:style-name="CE1"/>
        </table:table-row>
        <table:table-row table:style-name="RO1" table:default-cell-style-name="CE1">
          <table:table-cell table:style-name="CE3" office:value-type="string">
            <text:p>大里區</text:p>
          </table:table-cell>
          <table:table-cell table:style-name="CE15" office:value-type="string">
            <text:p>計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15978" table:style-name="CE1"/>
        </table:table-row>
        <table:table-row table:style-name="RO1" table:default-cell-style-name="CE1">
          <table:table-cell table:style-name="CE3" office:value-type="string">
            <text:p>和平區</text:p>
          </table:table-cell>
          <table:table-cell table:style-name="CE15" office:value-type="string">
            <text:p>計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3">
            <text:p>63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3">
            <text:p>7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9">
            <text:p>6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5">
            <text:p>8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78">
            <text:p>7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3">
            <text:p>7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71">
            <text:p>7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0">
            <text:p>8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75">
            <text:p>7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9">
            <text:p>69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63">
            <text:p>6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4">
            <text:p>6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63">
            <text:p>6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9">
            <text:p>6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4">
            <text:p>6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2">
            <text:p>82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0">
            <text:p>8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77">
            <text:p>7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64">
            <text:p>6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5">
            <text:p>85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0">
            <text:p>8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6">
            <text:p>96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92">
            <text:p>9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73">
            <text:p>7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15978" table:style-name="CE1"/>
        </table:table-row>
        <table:table-row table:number-rows-repeated="1048545"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>
  <office:font-face-decls>
    <style:font-face style:name="Calibri" svg:font-family="Calibri"/>
    <style:font-face style:name="Times New Roman" svg:font-family="Times New Roman"/>
    <style:font-face style:name="細明體" svg:font-family="細明體"/>
    <style:font-face style:name="新細明體" svg:font-family="新細明體"/>
  </office:font-face-decls>
  <office:styles>
    <number:number number:min-integer-digits="1"/>
    <number:date-style style:name="N22">
      <number:month/>
      <number:text>/</number:text>
      <number:day/>
      <number:text>/</number:text>
      <number:year number:style="long"/>
    </number:date-style>
    <number:number-style style:name="N3">
      <number:number number:min-integer-digits="1" number:decimal-places="0" number:grouping="true"/>
    </number:number-style>
    <number:text-style style:name="N49">
      <number:text-content/>
    </number:text-style>
    <style:style style:name="Default" style:family="table-cell" style:data-style-name="N0">
      <style:table-cell-properties style:vertical-align="middle" fo:background-color="transparent"/>
      <style:paragraph-properties/>
      <style:text-properties style:font-name="Calibri" fo:font-size="11pt" style:font-size-asian="11pt" style:font-size-complex="11pt" fo:color="#000000" fo:font-weight="normal"/>
    </style:style>
    <style:style style:name="Hyperlink" style:family="table-cell" style:data-style-name="N0">
      <style:paragraph-properties/>
      <style:text-properties style:font-name="Calibri" fo:font-size="11pt" style:font-size-asian="11pt" style:font-size-complex="11pt" fo:color="#0000FF" fo:font-weight="normal" style:text-underline-type="single" style:text-underline-syle="solid"/>
    </style:style>
    <style:default-style style:family="graphic" draw:fill="solid" draw:fill-color="#5b9bd5" draw:opacity="100%" draw:stroke="solid" draw:stroke-width="0.01389in" svg:stroke-color="#41719c" draw:stoke-opacity="100%" draw:stroke-linejoin="miter" draw:stroke-linecap="butt"/>
  </office:styles>
  <office:automatic-styles>
    <style:page-layout style:name="PL1">
      <style:page-layout-properties fo:margin-top="0.3in" fo:margin-bottom="0.3in" fo:margin-left="0.7in" fo:margin-right="0.7in" style:print-orientation="portrait" style:print-page-order="ttb" style:first-page-number="1" style:scale-to="100%" style:table-centering="none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L1">
      <style:header/>
      <style:header-left/>
      <style:footer/>
      <style:footer-left/>
    </style:master-page>
  </office:master-styles>
</office:document-styles>
</file>

<file path=meta.xml><?xml version="1.0" encoding="utf-8"?>
<office:document-meta xmlns:office="urn:oasis:names:tc:opendocument:xmlns:office:1.0" xmlns:dc="http://purl.org/dc/elements/1.1/" xmlns:xlink="http://www.w3.org/1999/xlink"/>
</file>